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 svg:font-family="Arial" style:font-family-generic="swiss"/>
    <style:font-face style:name="Calibri" svg:font-family="Calibri" style:font-family-generic="swiss"/>
    <style:font-face style:name="Arial2"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2pt"/>
    </style:style>
    <style:style style:name="co2" style:family="table-column">
      <style:table-column-properties fo:break-before="auto" style:column-width="54.85pt"/>
    </style:style>
    <style:style style:name="co3" style:family="table-column">
      <style:table-column-properties fo:break-before="auto" style:column-width="443.34pt"/>
    </style:style>
    <style:style style:name="co12" style:family="table-column">
      <style:table-column-properties fo:break-before="auto" style:column-width="123.39pt"/>
    </style:style>
    <style:style style:name="co13" style:family="table-column">
      <style:table-column-properties fo:break-before="auto" style:column-width="33.56pt"/>
    </style:style>
    <style:style style:name="co9" style:family="table-column">
      <style:table-column-properties fo:break-before="auto" style:column-width="35.8pt"/>
    </style:style>
    <style:style style:name="co14" style:family="table-column">
      <style:table-column-properties fo:break-before="auto" style:column-width="371pt"/>
    </style:style>
    <style:style style:name="co49" style:family="table-column">
      <style:table-column-properties fo:break-before="auto" style:column-width="133.31pt"/>
    </style:style>
    <style:style style:name="co50" style:family="table-column">
      <style:table-column-properties fo:break-before="auto" style:column-width="38.1pt"/>
    </style:style>
    <style:style style:name="co51" style:family="table-column">
      <style:table-column-properties fo:break-before="auto" style:column-width="43.46pt"/>
    </style:style>
    <style:style style:name="co18" style:family="table-column">
      <style:table-column-properties fo:break-before="auto" style:column-width="37.36pt"/>
    </style:style>
    <style:style style:name="co19" style:family="table-column">
      <style:table-column-properties fo:break-before="auto" style:column-width="90.65pt"/>
    </style:style>
    <style:style style:name="co20" style:family="table-column">
      <style:table-column-properties fo:break-before="auto" style:column-width="138.64pt"/>
    </style:style>
    <style:style style:name="co21" style:family="table-column">
      <style:table-column-properties fo:break-before="auto" style:column-width="136.35pt"/>
    </style:style>
    <style:style style:name="co22" style:family="table-column">
      <style:table-column-properties fo:break-before="auto" style:column-width="88.41pt"/>
    </style:style>
    <style:style style:name="co23" style:family="table-column">
      <style:table-column-properties fo:break-before="auto" style:column-width="126.45pt"/>
    </style:style>
    <style:style style:name="co24" style:family="table-column">
      <style:table-column-properties fo:break-before="auto" style:column-width="156.16pt"/>
    </style:style>
    <style:style style:name="co25" style:family="table-column">
      <style:table-column-properties fo:break-before="auto" style:column-width="73.16pt"/>
    </style:style>
    <style:style style:name="co26" style:family="table-column">
      <style:table-column-properties fo:break-before="auto" style:column-width="60.21pt"/>
    </style:style>
    <style:style style:name="co27" style:family="table-column">
      <style:table-column-properties fo:break-before="auto" style:column-width="240.01pt"/>
    </style:style>
    <style:style style:name="co28" style:family="table-column">
      <style:table-column-properties fo:break-before="auto" style:column-width="39.66pt"/>
    </style:style>
    <style:style style:name="co29" style:family="table-column">
      <style:table-column-properties fo:break-before="auto" style:column-width="143.26pt"/>
    </style:style>
    <style:style style:name="co30" style:family="table-column">
      <style:table-column-properties fo:break-before="auto" style:column-width="124.21pt"/>
    </style:style>
    <style:style style:name="co31" style:family="table-column">
      <style:table-column-properties fo:break-before="auto" style:column-width="67.04pt"/>
    </style:style>
    <style:style style:name="co32" style:family="table-column">
      <style:table-column-properties fo:break-before="auto" style:column-width="65.51pt"/>
    </style:style>
    <style:style style:name="co4" style:family="table-column">
      <style:table-column-properties fo:break-before="auto" style:column-width="61.71pt"/>
    </style:style>
    <style:style style:name="co10" style:family="table-column">
      <style:table-column-properties fo:break-before="auto" style:column-width="40.34pt"/>
    </style:style>
    <style:style style:name="co33" style:family="table-column">
      <style:table-column-properties fo:break-before="auto" style:column-width="182.86pt"/>
    </style:style>
    <style:style style:name="co34" style:family="table-column">
      <style:table-column-properties fo:break-before="auto" style:column-width="217.11pt"/>
    </style:style>
    <style:style style:name="co35" style:family="table-column">
      <style:table-column-properties fo:break-before="auto" style:column-width="268.16pt"/>
    </style:style>
    <style:style style:name="co36" style:family="table-column">
      <style:table-column-properties fo:break-before="auto" style:column-width="52.5pt"/>
    </style:style>
    <style:style style:name="co37" style:family="table-column">
      <style:table-column-properties fo:break-before="auto" style:column-width="63.24pt"/>
    </style:style>
    <style:style style:name="co38" style:family="table-column">
      <style:table-column-properties fo:break-before="auto" style:column-width="17.49pt"/>
    </style:style>
    <style:style style:name="co39" style:family="table-column">
      <style:table-column-properties fo:break-before="auto" style:column-width="83.06pt"/>
    </style:style>
    <style:style style:name="co40" style:family="table-column">
      <style:table-column-properties fo:break-before="auto" style:column-width="66.25pt"/>
    </style:style>
    <style:style style:name="co43" style:family="table-column">
      <style:table-column-properties fo:break-before="auto" style:column-width="183.6pt"/>
    </style:style>
    <style:style style:name="co44" style:family="table-column">
      <style:table-column-properties fo:break-before="auto" style:column-width="99.81pt"/>
    </style:style>
    <style:style style:name="co45" style:family="table-column">
      <style:table-column-properties fo:break-before="auto" style:column-width="122.66pt"/>
    </style:style>
    <style:style style:name="co46" style:family="table-column">
      <style:table-column-properties fo:break-before="auto" style:column-width="118.86pt"/>
    </style:style>
    <style:style style:name="co47" style:family="table-column">
      <style:table-column-properties fo:break-before="auto" style:column-width="334.46pt"/>
    </style:style>
    <style:style style:name="ro1" style:family="table-row">
      <style:table-row-properties style:row-height="15pt" fo:break-before="auto" style:use-optimal-row-height="true"/>
    </style:style>
    <style:style style:name="ro2" style:family="table-row">
      <style:table-row-properties style:row-height="14.26pt" fo:break-before="auto" style:use-optimal-row-height="true"/>
    </style:style>
    <style:style style:name="ro5" style:family="table-row">
      <style:table-row-properties style:row-height="12.76pt" fo:break-before="auto" style:use-optimal-row-height="true"/>
    </style:style>
    <style:style style:name="ro12" style:family="table-row">
      <style:table-row-properties style:row-height="13.49pt" fo:break-before="auto" style:use-optimal-row-height="true"/>
    </style:style>
    <style:style style:name="ro7" style:family="table-row">
      <style:table-row-properties style:row-height="14.26pt" fo:break-before="auto" style:use-optimal-row-height="false"/>
    </style:style>
    <style:style style:name="ro8" style:family="table-row">
      <style:table-row-properties style:row-height="15.76pt" fo:break-before="auto" style:use-optimal-row-height="false"/>
    </style:style>
    <style:style style:name="ro9" style:family="table-row">
      <style:table-row-properties style:row-height="409.49pt" fo:break-before="auto" style:use-optimal-row-height="false"/>
    </style:style>
    <style:style style:name="ro10" style:family="table-row">
      <style:table-row-properties style:row-height="15.76pt" fo:break-before="auto" style:use-optimal-row-height="true"/>
    </style:style>
    <style:style style:name="ro11" style:family="table-row">
      <style:table-row-properties style:row-height="16.5pt" fo:break-before="auto" style:use-optimal-row-height="true"/>
    </style:style>
    <style:style style:name="ro13" style:family="table-row">
      <style:table-row-properties style:row-height="13.8pt" fo:break-before="auto" style:use-optimal-row-height="true"/>
    </style:style>
    <style:style style:name="ta1" style:family="table" style:master-page-name="PageStyle_5f_Instructions">
      <style:table-properties table:display="true" style:writing-mode="lr-tb"/>
    </style:style>
    <style:style style:name="ta4" style:family="table" style:master-page-name="PageStyle_5f_Skills">
      <style:table-properties table:display="true" style:writing-mode="lr-tb"/>
    </style:style>
    <style:style style:name="ta17" style:family="table" style:master-page-name="PageStyle_5f_Weapon_20_Skills">
      <style:table-properties table:display="true" style:writing-mode="lr-tb"/>
    </style:style>
    <style:style style:name="ta6" style:family="table" style:master-page-name="PageStyle_5f_Spells">
      <style:table-properties table:display="true" style:writing-mode="lr-tb"/>
    </style:style>
    <style:style style:name="ta7" style:family="table" style:master-page-name="PageStyle_5f_Equipment">
      <style:table-properties table:display="true" style:writing-mode="lr-tb"/>
    </style:style>
    <style:style style:name="ta8" style:family="table" style:master-page-name="PageStyle_5f_Inventory">
      <style:table-properties table:display="true" style:writing-mode="lr-tb"/>
    </style:style>
    <style:style style:name="ta9" style:family="table" style:master-page-name="PageStyle_5f_Treasure">
      <style:table-properties table:display="true" style:writing-mode="lr-tb"/>
    </style:style>
    <style:style style:name="ta10" style:family="table" style:master-page-name="PageStyle_5f_Class_20_Effects">
      <style:table-properties table:display="true" style:writing-mode="lr-tb"/>
    </style:style>
    <style:style style:name="ta11" style:family="table" style:master-page-name="PageStyle_5f_Racial_20_Effects">
      <style:table-properties table:display="true" style:writing-mode="lr-tb"/>
    </style:style>
    <style:style style:name="ta12" style:family="table" style:master-page-name="PageStyle_5f_Star_20_Sign_20_Effects">
      <style:table-properties table:display="true" style:writing-mode="lr-tb"/>
    </style:style>
    <style:style style:name="ta13" style:family="table" style:master-page-name="PageStyle_5f_License">
      <style:table-properties table:display="true" style:writing-mode="lr-tb"/>
    </style:style>
    <style:style style:name="ta14" style:family="table" style:master-page-name="PageStyle_5f_Drop_20_Down_20_Lists">
      <style:table-properties table:display="false" style:writing-mode="lr-tb"/>
    </style:style>
    <style:style style:name="ta15" style:family="table" style:master-page-name="PageStyle_5f_Bio">
      <style:table-properties table:display="true" style:writing-mode="lr-tb"/>
    </style:style>
    <style:style style:name="ta16" style:family="table" style:master-page-name="PageStyle_5f_Stats">
      <style:table-properties table:display="true" style:writing-mode="lr-tb"/>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11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2" style:family="table-cell" style:parent-style-name="Excel_20_Built-in_20_Input" style:data-style-name="N0">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0" style:family="table-cell" style:parent-style-name="Excel_20_Built-in_20_Input" style:data-style-name="N0">
      <style:table-cell-properties fo:border-bottom="1.76pt solid #000000" style:cell-protect="none" style:print-content="true" style:diagonal-bl-tr="none" style:diagonal-tl-br="none" style:text-align-source="value-type" style:repeat-content="false" fo:wrap-option="no-wrap" fo:border-left="0.74pt solid #7f7f7f" style:direction="ltr" fo:border-right="0.74pt solid #7f7f7f" style:rotation-angle="0" style:rotation-align="none" style:shrink-to-fit="false" fo:border-top="0.74pt solid #7f7f7f"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Excel_20_Built-in_20_Output" style:data-style-name="N0">
      <style:table-cell-properties style:cell-protect="protected" style:print-content="true" style:diagonal-bl-tr="none" style:diagonal-tl-br="none" style:text-align-source="value-type" style:repeat-content="false" fo:wrap-option="no-wrap" fo:border="0.74pt solid #3f3f3f" style:direction="ltr" style:rotation-angle="0" style:rotation-align="none" style:shrink-to-fit="false"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7"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Excel_20_Built-in_20_Output" style:data-style-name="N0">
      <style:table-cell-properties fo:border-bottom="1.76pt solid #000000" style:cell-protect="protected" style:print-content="true" style:diagonal-bl-tr="none" style:diagonal-tl-br="none" style:text-align-source="value-type" style:repeat-content="false" fo:wrap-option="no-wrap" fo:border-left="0.74pt solid #3f3f3f" style:direction="ltr" fo:border-right="0.74pt solid #3f3f3f" style:rotation-angle="0" style:rotation-align="none" style:shrink-to-fit="false" fo:border-top="0.74pt solid #3f3f3f"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6" style:family="table-cell" style:parent-style-name="Excel_20_Built-in_20_Input" style:data-style-name="N0">
      <style:table-cell-properties fo:border-bottom="0.74pt solid #7f7f7f" style:cell-protect="none" style:print-content="true" style:diagonal-bl-tr="none" style:diagonal-tl-br="none" style:text-align-source="value-type" style:repeat-content="false" fo:wrap-option="no-wrap" fo:border-left="0.74pt solid #7f7f7f" style:direction="ltr" fo:border-right="1.76pt solid #000000" style:rotation-angle="0" style:rotation-align="none" style:shrink-to-fit="false" fo:border-top="0.74pt solid #7f7f7f"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7" style:family="table-cell" style:parent-style-name="Excel_20_Built-in_20_Input" style:data-style-name="N0">
      <style:table-cell-properties fo:border-bottom="1.76pt solid #000000" style:cell-protect="none" style:print-content="true" style:diagonal-bl-tr="none" style:diagonal-tl-br="none" style:text-align-source="value-type" style:repeat-content="false" fo:wrap-option="no-wrap" fo:border-left="0.74pt solid #7f7f7f" style:direction="ltr" fo:border-right="1.76pt solid #000000" style:rotation-angle="0" style:rotation-align="none" style:shrink-to-fit="false" fo:border-top="0.74pt solid #7f7f7f"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6"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order-bottom="none" style:diagonal-bl-tr="none" style:diagonal-tl-br="none" fo:border-left="none"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Excel_20_Built-in_20_Input" style:data-style-name="N0">
      <style:table-cell-properties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9" style:family="table-cell" style:parent-style-name="Normal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Excel_20_Built-in_20_Input" style:data-style-name="N0">
      <style:table-cell-properties style:cell-protect="none"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2"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3" style:family="table-cell" style:parent-style-name="Normal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4" style:family="table-cell" style:parent-style-name="Normal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1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Excel_20_Built-in_20_Input" style:data-style-name="N0">
      <style:table-cell-properties fo:border-bottom="0.74pt solid #000000" style:cell-protect="none"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11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3f3f3f" style:rotation-angle="0" style:rotation-align="none" style:shrink-to-fit="false" fo:border-top="none" style:vertical-align="bottom" loext:vertical-justify="auto"/>
      <style:paragraph-properties fo:text-align="center" css3t:text-justify="auto" fo:margin-left="0pt" style:writing-mode="page"/>
    </style:style>
    <style:style style:name="ce115"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1.76pt solid #000000" style:direction="ltr" fo:border-right="0.74pt solid #3f3f3f" style:rotation-angle="0" style:rotation-align="none" style:shrink-to-fit="false" fo:border-top="none" style:vertical-align="bottom" loext:vertical-justify="auto"/>
      <style:paragraph-properties fo:text-align="center" css3t:text-justify="auto" fo:margin-left="0pt" style:writing-mode="page"/>
    </style:style>
    <style:style style:name="ce1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Excel_20_Built-in_20_Input" style:data-style-name="N0">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3f3f3f" style:direction="ltr" fo:border-right="0.74pt solid #3f3f3f" style:rotation-angle="0" style:rotation-align="none" style:shrink-to-fit="false" fo:border-top="none" style:vertical-align="bottom" loext:vertical-justify="auto"/>
      <style:paragraph-properties fo:text-align="center" css3t:text-justify="auto" fo:margin-left="0pt" style:writing-mode="page"/>
    </style:style>
    <style:style style:name="ce21"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0.74pt solid #3f3f3f" style:direction="ltr" fo:border-right="0.74pt solid #3f3f3f" style:rotation-angle="0" style:rotation-align="none" style:shrink-to-fit="false" fo:border-top="none" style:vertical-align="bottom" loext:vertical-justify="auto"/>
      <style:paragraph-properties fo:text-align="center" css3t:text-justify="auto" fo:margin-left="0pt" style:writing-mode="page"/>
    </style:style>
    <style:style style:name="ce12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Excel_20_Built-in_20_Output" style:data-style-name="N0">
      <style:table-cell-properties fo:border-bottom="0.74pt solid #3f3f3f" style:cell-protect="protected" style:print-content="true" style:diagonal-bl-tr="none" style:diagonal-tl-br="none" style:text-align-source="fix" style:repeat-content="false" fo:wrap-option="no-wrap" fo:border-left="0.74pt solid #3f3f3f" style:direction="ltr" fo:border-right="0.74pt solid #3f3f3f" style:rotation-angle="0" style:rotation-align="none" style:shrink-to-fit="false" fo:border-top="none"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5" style:family="table-cell" style:parent-style-name="Excel_20_Built-in_20_Output" style:data-style-name="N0">
      <style:table-cell-properties style:cell-protect="protected" style:print-content="true" style:diagonal-bl-tr="none" style:diagonal-tl-br="none" style:text-align-source="fix" style:repeat-content="false" fo:wrap-option="no-wrap" fo:border="0.74pt solid #3f3f3f" style:direction="ltr" style:rotation-angle="0" style:rotation-align="none" style:shrink-to-fit="false"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6"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0.74pt solid #3f3f3f" style:direction="ltr" fo:border-right="0.74pt solid #3f3f3f" style:rotation-angle="0" style:rotation-align="none" style:shrink-to-fit="false" fo:border-top="0.74pt solid #3f3f3f"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2" style:family="table-cell" style:parent-style-name="Excel_20_Built-in_20_Input" style:data-style-name="N0">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3" style:family="table-cell" style:parent-style-name="Excel_20_Built-in_20_Input" style:data-style-name="N0">
      <style:table-cell-properties fo:border-bottom="1.76pt solid #000000" style:cell-protect="none"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center"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4" style:family="table-cell" style:parent-style-name="Excel_20_Built-in_20_Input" style:data-style-name="N0">
      <style:table-cell-properties fo:border-bottom="1.7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0" style:family="table-cell" style:parent-style-name="Excel_20_Built-in_20_Input" style:data-style-name="N0">
      <style:table-cell-properties fo:border-bottom="none" style:cell-protect="none" style:print-content="true" style:diagonal-bl-tr="none" style:diagonal-tl-br="none" style:text-align-source="fix" style:repeat-content="false" fo:wrap-option="no-wrap" fo:border-left="0.74pt solid #7f7f7f" style:direction="ltr" fo:border-right="0.74pt solid #7f7f7f" style:rotation-angle="0" style:rotation-align="none" style:shrink-to-fit="false" fo:border-top="none" style:vertical-align="bottom" loext:vertical-justify="auto"/>
      <style:paragraph-properties fo:text-align="center" css3t:text-justify="auto" fo:margin-left="0pt" style:writing-mode="page"/>
    </style:style>
    <style:style style:name="ce31" style:family="table-cell" style:parent-style-name="Excel_20_Built-in_20_Input" style:data-style-name="N0">
      <style:table-cell-properties fo:border-bottom="1.76pt solid #000000" style:cell-protect="none" style:print-content="true" style:diagonal-bl-tr="none" style:diagonal-tl-br="none" style:text-align-source="fix" style:repeat-content="false" fo:wrap-option="no-wrap" fo:border-left="0.74pt solid #7f7f7f" style:direction="ltr" fo:border-right="0.74pt solid #7f7f7f" style:rotation-angle="0" style:rotation-align="none" style:shrink-to-fit="false" fo:border-top="none" style:vertical-align="bottom" loext:vertical-justify="auto"/>
      <style:paragraph-properties fo:text-align="center" css3t:text-justify="auto" fo:margin-left="0pt" style:writing-mode="page"/>
    </style:style>
    <style:style style:name="ce1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Excel_20_Built-in_20_Input" style:data-style-name="N0">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Excel_20_Built-in_20_Input" style:data-style-name="N0">
      <style:table-cell-properties fo:border-bottom="1.76pt solid #000000" style:cell-protect="none" style:print-content="true" style:diagonal-bl-tr="none" style:diagonal-tl-br="none" style:text-align-source="fix" style:repeat-content="false" fo:wrap-option="no-wrap" fo:border-left="0.74pt solid #7f7f7f" style:direction="ltr" fo:border-right="0.74pt solid #7f7f7f" style:rotation-angle="0" style:rotation-align="none" style:shrink-to-fit="false" fo:border-top="none" style:vertical-align="bottom" loext:vertical-justify="auto"/>
      <style:paragraph-properties fo:text-align="center"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3f3f3f"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14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0.74pt solid #3f3f3f"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9" style:family="table-cell" style:parent-style-name="Excel_20_Built-in_20_Input" style:data-style-name="N0">
      <style:table-cell-properties fo:border-bottom="0.74pt solid #000000" style:cell-protect="none"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0" style:family="table-cell" style:parent-style-name="Excel_20_Built-in_20_Input" style:data-style-name="N0">
      <style:table-cell-properties fo:border-bottom="1.76pt solid #000000" style:cell-protect="none" style:print-content="true" style:diagonal-bl-tr="none" style:diagonal-tl-br="none" style:text-align-source="fix" style:repeat-content="false" fo:wrap-option="no-wrap" fo:border-left="0.74pt solid #7f7f7f"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Excel_20_Built-in_20_Input" style:data-style-name="N0">
      <style:table-cell-properties fo:border-bottom="1.76pt solid #000000" style:cell-protect="none"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8"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0.74pt solid #3f3f3f"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43" style:family="table-cell" style:parent-style-name="Excel_20_Built-in_20_Output" style:data-style-name="N0">
      <style:table-cell-properties fo:border-bottom="0.74pt solid #3f3f3f" style:cell-protect="protected" style:print-content="true" style:diagonal-bl-tr="none" style:diagonal-tl-br="none" style:text-align-source="fix" style:repeat-content="false" fo:wrap-option="no-wrap" fo:border-left="0.74pt solid #3f3f3f"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4" style:family="table-cell" style:parent-style-name="Excel_20_Built-in_20_Output" style:data-style-name="N0">
      <style:table-cell-properties fo:border-bottom="0.74pt solid #3f3f3f" style:cell-protect="protected" style:print-content="true" style:diagonal-bl-tr="none" style:diagonal-tl-br="none" style:text-align-source="fix" style:repeat-content="false" fo:wrap-option="no-wrap" fo:border-left="0.74pt solid #3f3f3f" style:direction="ltr" fo:border-right="1.76pt solid #000000" style:rotation-angle="0" style:rotation-align="none" style:shrink-to-fit="false" fo:border-top="0.74pt solid #3f3f3f"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5"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0.74pt solid #3f3f3f" style:direction="ltr" fo:border-right="1.76pt solid #000000" style:rotation-angle="0" style:rotation-align="none" style:shrink-to-fit="false" fo:border-top="0.74pt solid #3f3f3f"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6"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3"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fo:border-bottom="0.74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border-bottom="1.76pt solid #000000" style:diagonal-bl-tr="none" style:diagonal-tl-br="none" fo:border-left="1.76pt solid #000000"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fo:border-bottom="0.74pt solid #000000"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order-bottom="1.76pt solid #000000" style:diagonal-bl-tr="none" style:diagonal-tl-br="none" fo:background-color="transparent"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Normal_20_2">
      <style:table-cell-properties fo:border-bottom="0.74pt solid #7f7f7f" fo:background-color="#ffcc99"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pt" style:writing-mode="page"/>
      <style:text-properties fo:color="#3f3f7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5" style:family="table-cell" style:parent-style-name="Normal_20_2">
      <style:table-cell-properties fo:border-bottom="1.76pt solid #000000" fo:background-color="#ffcc99"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pt" style:writing-mode="page"/>
      <style:text-properties fo:color="#3f3f7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0" style:family="table-cell" style:parent-style-name="Normal_20_2">
      <style:table-cell-properties fo:border-bottom="0.74pt solid #3f3f3f" fo:background-color="#ffcc99"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pt" style:writing-mode="page"/>
      <style:text-properties fo:color="#3f3f7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7" style:family="table-cell" style:parent-style-name="Excel_20_Built-in_20_Output" style:data-style-name="N0">
      <style:table-cell-properties fo:border-bottom="1.76pt solid #000000" style:cell-protect="protected" style:print-content="true" style:diagonal-bl-tr="none" style:diagonal-tl-br="none" style:text-align-source="value-type" style:repeat-content="false" fo:wrap-option="no-wrap" fo:border-left="0.74pt solid #3f3f3f" style:direction="ltr" fo:border-right="0.74pt solid #3f3f3f" style:rotation-angle="0" style:rotation-align="none" style:shrink-to-fit="false" fo:border-top="0.74pt solid #3f3f3f"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8" style:family="table-cell" style:parent-style-name="Excel_20_Built-in_20_Output" style:data-style-name="N0">
      <style:table-cell-properties fo:border-bottom="0.74pt solid #3f3f3f" style:cell-protect="protected" style:print-content="true" style:diagonal-bl-tr="none" style:diagonal-tl-br="none" style:text-align-source="value-type" style:repeat-content="false" fo:wrap-option="no-wrap" fo:border-left="0.74pt solid #3f3f3f" style:direction="ltr" fo:border-right="0.74pt solid #3f3f3f" style:rotation-angle="0" style:rotation-align="none" style:shrink-to-fit="false" fo:border-top="1.76pt solid #000000"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9" style:family="table-cell" style:parent-style-name="Excel_20_Built-in_20_Output" style:data-style-name="N0">
      <style:table-cell-properties fo:border-bottom="1.76pt solid #000000" style:cell-protect="protected" style:print-content="true" style:diagonal-bl-tr="none" style:diagonal-tl-br="none" style:text-align-source="value-type" style:repeat-content="false" fo:wrap-option="no-wrap" fo:border-left="0.74pt solid #3f3f3f" style:direction="ltr" fo:border-right="0.74pt solid #3f3f3f" style:rotation-angle="0" style:rotation-align="none" style:shrink-to-fit="false" fo:border-top="1.76pt solid #000000"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4" style:family="table-cell" style:parent-style-name="Excel_20_Built-in_20_Output" style:data-style-name="N0">
      <style:table-cell-properties fo:border-bottom="0.74pt solid #000000" style:cell-protect="protected" style:print-content="true" style:diagonal-bl-tr="none" style:diagonal-tl-br="none" style:text-align-source="value-type" style:repeat-content="false" fo:wrap-option="no-wrap" fo:border-left="0.74pt solid #3f3f3f" style:direction="ltr" fo:border-right="0.74pt solid #3f3f3f" style:rotation-angle="0" style:rotation-align="none" style:shrink-to-fit="false" fo:border-top="1.76pt solid #000000"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5"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0.74pt solid #3f3f3f" style:direction="ltr" fo:border-right="0.74pt solid #3f3f3f" style:rotation-angle="0" style:rotation-align="none" style:shrink-to-fit="false" fo:border-top="0.74pt solid #000000" style:vertical-align="bottom" loext:vertical-justify="auto"/>
      <style:paragraph-properties fo:text-align="end"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6" style:family="table-cell" style:parent-style-name="Excel_20_Built-in_20_Output" style:data-style-name="N0">
      <style:table-cell-properties fo:border-bottom="0.74pt solid #000000" style:cell-protect="protected" style:print-content="true" style:diagonal-bl-tr="none" style:diagonal-tl-br="none" style:text-align-source="value-type" style:repeat-content="false" fo:wrap-option="no-wrap" fo:border-left="0.74pt solid #3f3f3f" style:direction="ltr" fo:border-right="0.74pt solid #3f3f3f" style:rotation-angle="0" style:rotation-align="none" style:shrink-to-fit="false" fo:border-top="none"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7" style:family="table-cell" style:parent-style-name="Excel_20_Built-in_20_Output" style:data-style-name="N0">
      <style:table-cell-properties fo:border-bottom="1.76pt solid #000000" style:cell-protect="protected" style:print-content="true" style:diagonal-bl-tr="none" style:diagonal-tl-br="none" style:text-align-source="value-type" style:repeat-content="false" fo:wrap-option="no-wrap" fo:border-left="0.74pt solid #3f3f3f" style:direction="ltr" fo:border-right="0.74pt solid #3f3f3f" style:rotation-angle="0" style:rotation-align="none" style:shrink-to-fit="false" fo:border-top="none"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8"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pt" style:writing-mode="page"/>
      <style:text-properties fo:color="#3f3f7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9" style:family="table-cell" style:parent-style-name="Normal_20_2">
      <style:table-cell-properties fo:border-bottom="0.74pt solid #7f7f7f" fo:background-color="#ffcc99" style:diagonal-bl-tr="none" style:diagonal-tl-br="none" style:text-align-source="fix" style:repeat-content="false" fo:wrap-option="no-wrap" fo:border-left="none" style:direction="ltr" fo:border-right="0.74pt solid #3f3f3f" style:rotation-angle="0" style:rotation-align="none" style:shrink-to-fit="false" fo:border-top="none" style:vertical-align="bottom" loext:vertical-justify="auto"/>
      <style:paragraph-properties fo:text-align="end" css3t:text-justify="auto" fo:margin-left="0pt" style:writing-mode="page"/>
      <style:text-properties fo:color="#3f3f7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0" style:family="table-cell" style:parent-style-name="Normal_20_2">
      <style:table-cell-properties fo:border-bottom="1.76pt solid #000000" fo:background-color="#ffcc99" style:diagonal-bl-tr="none" style:diagonal-tl-br="none" style:text-align-source="fix" style:repeat-content="false" fo:wrap-option="no-wrap" fo:border-left="none" style:direction="ltr" fo:border-right="0.74pt solid #3f3f3f" style:rotation-angle="0" style:rotation-align="none" style:shrink-to-fit="false" fo:border-top="none" style:vertical-align="bottom" loext:vertical-justify="auto"/>
      <style:paragraph-properties fo:text-align="end" css3t:text-justify="auto" fo:margin-left="0pt" style:writing-mode="page"/>
      <style:text-properties fo:color="#3f3f7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1" style:family="table-cell" style:parent-style-name="Normal_20_2">
      <style:table-cell-properties fo:border-bottom="0.74pt solid #7f7f7f" fo:background-color="#ffcc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3f3f7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2" style:family="table-cell" style:parent-style-name="Normal_20_2">
      <style:table-cell-properties fo:border-bottom="1.76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3f3f7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3"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3f3f76"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1" style:family="table-cell" style:parent-style-name="Excel_20_Built-in_20_Output" style:data-style-name="N0">
      <style:table-cell-properties style:cell-protect="protected" style:print-content="true" style:diagonal-bl-tr="none" style:diagonal-tl-br="none" style:text-align-source="value-type" style:repeat-content="false" fo:wrap-option="no-wrap" fo:border="0.74pt solid #3f3f3f" style:direction="ltr" style:rotation-angle="0" style:rotation-align="none" style:shrink-to-fit="false"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5" style:family="table-cell" style:parent-style-name="Excel_20_Built-in_20_Output" style:data-style-name="N0">
      <style:table-cell-properties fo:border-bottom="0.74pt solid #3f3f3f" style:cell-protect="protected" style:print-content="true" style:diagonal-bl-tr="none" style:diagonal-tl-br="none" style:text-align-source="value-type" style:repeat-content="false" fo:wrap-option="no-wrap" fo:border-left="0.74pt solid #3f3f3f" style:direction="ltr" fo:border-right="0.74pt solid #3f3f3f" style:rotation-angle="0" style:rotation-align="none" style:shrink-to-fit="false" fo:border-top="none"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4" style:family="table-cell" style:parent-style-name="Excel_20_Built-in_20_Output" style:data-style-name="N0">
      <style:table-cell-properties style:cell-protect="protected" style:print-content="true" style:diagonal-bl-tr="none" style:diagonal-tl-br="none" style:text-align-source="value-type" style:repeat-content="false" fo:wrap-option="no-wrap" fo:border="0.74pt solid #3f3f3f" style:direction="ltr" style:rotation-angle="0" style:rotation-align="none" style:shrink-to-fit="false"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8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8" style:family="table-cell" style:parent-style-name="Excel_20_Built-in_20_Out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9"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0" style:family="table-cell" style:parent-style-name="Excel_20_Built-in_20_Output" style:data-style-name="N0">
      <style:table-cell-properties fo:border-bottom="0.74pt solid #3f3f3f" style:cell-protect="protected" style:print-content="true" style:diagonal-bl-tr="none" style:diagonal-tl-br="none" style:text-align-source="value-type" style:repeat-content="false" fo:wrap-option="no-wrap" fo:border-left="0.74pt solid #3f3f3f" style:direction="ltr" fo:border-right="none" style:rotation-angle="0" style:rotation-align="none" style:shrink-to-fit="false" fo:border-top="0.74pt solid #3f3f3f"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1" style:family="table-cell" style:parent-style-name="Excel_20_Built-in_20_Output" style:data-style-name="N0">
      <style:table-cell-properties fo:border-bottom="1.76pt solid #000000" style:cell-protect="protected" style:print-content="true" style:diagonal-bl-tr="none" style:diagonal-tl-br="none" style:text-align-source="value-type" style:repeat-content="false" fo:wrap-option="no-wrap" fo:border-left="0.74pt solid #3f3f3f" style:direction="ltr" fo:border-right="none" style:rotation-angle="0" style:rotation-align="none" style:shrink-to-fit="false" fo:border-top="0.74pt solid #3f3f3f" style:vertical-align="bottom" loext:vertical-justify="auto"/>
      <style:paragraph-properties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2"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3" style:family="table-cell" style:parent-style-name="Excel_20_Built-in_20_Out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4" style:family="table-cell" style:parent-style-name="Excel_20_Built-in_20_Output" style:data-style-name="N0">
      <style:table-cell-properties fo:border-bottom="1.76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3f3f3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5"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Excel_20_Built-in_20_Input" style:data-style-name="N0">
      <style:table-cell-properties fo:border-bottom="0.74pt solid #7f7f7f" style:cell-protect="none" style:print-content="true" style:diagonal-bl-tr="none" style:diagonal-tl-br="none" style:text-align-source="value-type" style:repeat-content="false" fo:wrap-option="no-wrap" fo:border-left="0.74pt solid #7f7f7f" style:direction="ltr" fo:border-right="1.76pt solid #000000" style:rotation-angle="0" style:rotation-align="none" style:shrink-to-fit="false" fo:border-top="0.74pt solid #7f7f7f"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5" style:family="table-cell" style:parent-style-name="Excel_20_Built-in_20_Input" style:data-style-name="N0">
      <style:table-cell-properties fo:border-bottom="1.76pt solid #000000" style:cell-protect="none" style:print-content="true" style:diagonal-bl-tr="none" style:diagonal-tl-br="none" style:text-align-source="value-type" style:repeat-content="false" fo:wrap-option="no-wrap" fo:border-left="0.74pt solid #7f7f7f" style:direction="ltr" fo:border-right="1.76pt solid #000000" style:rotation-angle="0" style:rotation-align="none" style:shrink-to-fit="false" fo:border-top="0.74pt solid #7f7f7f"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8" style:family="table-cell" style:parent-style-name="Excel_20_Built-in_20_Input" style:data-style-name="N0">
      <style:table-cell-properties fo:border-bottom="0.74pt solid #000000" style:cell-protect="none" style:print-content="true" style:diagonal-bl-tr="none" style:diagonal-tl-br="none" style:text-align-source="value-type" style:repeat-content="false" fo:wrap-option="no-wrap" fo:border-left="0.74pt solid #7f7f7f"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9" style:family="table-cell" style:parent-style-name="Excel_20_Built-in_20_Input" style:data-style-name="N0">
      <style:table-cell-properties fo:border-bottom="1.76pt solid #000000" style:cell-protect="none" style:print-content="true" style:diagonal-bl-tr="none" style:diagonal-tl-br="none" style:text-align-source="value-type" style:repeat-content="false" fo:wrap-option="no-wrap" fo:border-left="0.74pt solid #7f7f7f"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0" style:family="table-cell" style:parent-style-name="Excel_20_Built-in_20_Input" style:data-style-name="N0">
      <style:table-cell-properties fo:border-bottom="0.74pt solid #7f7f7f" style:cell-protect="none" style:print-content="true" style:diagonal-bl-tr="none" style:diagonal-tl-br="none" style:text-align-source="value-type" style:repeat-content="false" fo:wrap-option="no-wrap" fo:border-left="0.74pt solid #7f7f7f"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1" style:family="table-cell" style:parent-style-name="Excel_20_Built-in_20_Input" style:data-style-name="N0">
      <style:table-cell-properties fo:border-bottom="1.76pt solid #000000" style:cell-protect="none" style:print-content="true" style:diagonal-bl-tr="none" style:diagonal-tl-br="none" style:text-align-source="value-type" style:repeat-content="false" fo:wrap-option="no-wrap" fo:border-left="0.74pt solid #7f7f7f"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2" style:family="table-cell" style:parent-style-name="Excel_20_Built-in_20_Input" style:data-style-name="N0">
      <style:table-cell-properties fo:border-bottom="0.74pt solid #7f7f7f" style:cell-protect="none" style:print-content="true" style:diagonal-bl-tr="none" style:diagonal-tl-br="none" style:text-align-source="value-type" style:repeat-content="false" fo:wrap-option="no-wrap" fo:border-left="0.74pt solid #7f7f7f"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4"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6" style:family="table-cell" style:parent-style-name="Excel_20_Built-in_20_Input" style:data-style-name="N0">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7"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fo:border-bottom="none" style:diagonal-bl-tr="none" style:diagonal-tl-br="none" fo:border-left="none"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Excel_20_Built-in_20_Input" style:data-style-name="N0">
      <style:table-cell-properties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9" style:family="table-cell" style:parent-style-name="Excel_20_Built-in_20_Input" style:data-style-name="N0">
      <style:table-cell-properties fo:border-bottom="1.76pt solid #000000" style:cell-protect="none" style:print-content="true" style:diagonal-bl-tr="none" style:diagonal-tl-br="none" style:text-align-source="value-type" style:repeat-content="false" fo:wrap-option="no-wrap" fo:border-left="0.74pt solid #7f7f7f" style:direction="ltr" fo:border-right="0.74pt solid #7f7f7f" style:rotation-angle="0" style:rotation-align="none" style:shrink-to-fit="false" fo:border-top="0.74pt solid #7f7f7f"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0" style:family="table-cell" style:parent-style-name="Default">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1" style:family="table-cell" style:parent-style-name="Normal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Excel_20_Built-in_20_Input" style:data-style-name="N0">
      <style:table-cell-properties style:cell-protect="none"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3f3f76"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4"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Normal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6" style:family="table-cell" style:parent-style-name="Normal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7"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Drop Down Lists'.$A$1:.$A$2])" table:allow-empty-cell="true" table:display-list="unsorted" table:base-cell-address="Skills.D4">
          <table:help-message table:display="true"/>
          <table:error-message table:message-type="stop" table:display="true"/>
        </table:content-validation>
        <table:content-validation table:name="val2" table:condition="of:cell-content-is-in-list([$'Drop Down Lists'.$E$1:.$E$12])" table:allow-empty-cell="true" table:display-list="unsorted" table:base-cell-address="Skills.D6">
          <table:help-message table:display="true"/>
          <table:error-message table:message-type="stop" table:display="true"/>
        </table:content-validation>
        <table:content-validation table:name="val3" table:condition="of:cell-content-is-in-list([$'Drop Down Lists'.$D$1:.$D$10])" table:allow-empty-cell="true" table:display-list="unsorted" table:base-cell-address="Skills.G2">
          <table:help-message table:display="true"/>
          <table:error-message table:message-type="stop" table:display="true"/>
        </table:content-validation>
        <table:content-validation table:name="val4" table:condition="of:cell-content-is-in-list([$'Drop Down Lists'.$F$1:.$F$8])" table:allow-empty-cell="true" table:display-list="unsorted" table:base-cell-address="Skills.G4">
          <table:help-message table:display="true"/>
          <table:error-message table:message-type="stop" table:display="true"/>
        </table:content-validation>
        <table:content-validation table:name="val5" table:condition="of:cell-content-is-in-list([$'Drop Down Lists'.$B$1:.$B$6])" table:allow-empty-cell="true" table:display-list="unsorted" table:base-cell-address="Skills.G6">
          <table:help-message table:display="true"/>
          <table:error-message table:message-type="stop" table:display="true"/>
        </table:content-validation>
        <table:content-validation table:name="val6" table:condition="of:cell-content-is-in-list([$'Drop Down Lists'.$G$1:.$G$14])" table:allow-empty-cell="true" table:display-list="unsorted" table:base-cell-address="Skills.J4">
          <table:help-message table:display="true"/>
          <table:error-message table:message-type="stop" table:display="true"/>
        </table:content-validation>
        <table:content-validation table:name="val7" table:condition="of:cell-content-is-in-list([$'Drop Down Lists'.$C$1:.$C$8])" table:allow-empty-cell="true" table:display-list="unsorted" table:base-cell-address="Skills.J6">
          <table:help-message table:display="true"/>
          <table:error-message table:message-type="stop" table:display="true"/>
        </table:content-validation>
        <table:content-validation table:name="val8" table:base-cell-address="Skills.C13">
          <table:help-message table:display="true">
            <text:p>e.g. Race, class, and star sign effects.</text:p>
          </table:help-message>
          <table:error-message table:message-type="stop" table:display="true"/>
        </table:content-validation>
        <table:content-validation table:name="val9" table:base-cell-address="Skills.D13">
          <table:help-message table:display="true">
            <text:p>e.g. Equipment and spell effects.</text:p>
          </table:help-message>
          <table:error-message table:message-type="stop" table:display="true"/>
        </table:content-validation>
        <table:content-validation table:name="val10" table:base-cell-address="Skills.E13">
          <table:help-message table:display="true">
            <text:p>e.g. Damage, spent spell points, equipment, and spell effects.</text:p>
          </table:help-message>
          <table:error-message table:message-type="stop" table:display="true"/>
        </table:content-validation>
      </table:content-validations>
      <table:table table:name="Instructions" table:style-name="ta1">
        <office:forms form:automatic-focus="false" form:apply-design-mode="false"/>
        <table:table-column table:style-name="co1" table:default-cell-style-name="ce107"/>
        <table:table-column table:style-name="co2" table:default-cell-style-name="ce107"/>
        <table:table-column table:style-name="co3" table:default-cell-style-name="ce107"/>
        <table:table-column table:style-name="co2" table:number-columns-repeated="1021" table:default-cell-style-name="ce107"/>
        <table:table-row table:style-name="ro1">
          <table:table-cell table:style-name="ce104" office:value-type="string" calcext:value-type="string">
            <text:p>Author:</text:p>
          </table:table-cell>
          <table:table-cell table:style-name="ce105" office:value-type="string" calcext:value-type="string">
            <text:p>Robert M. V. Gaines &lt;rmvgaines@rmvgaines.com&gt;</text:p>
          </table:table-cell>
          <table:table-cell table:style-name="ce105" table:number-columns-repeated="12"/>
          <table:table-cell table:number-columns-repeated="1010"/>
        </table:table-row>
        <table:table-row table:style-name="ro1">
          <table:table-cell table:style-name="ce104" office:value-type="string" calcext:value-type="string">
            <text:p>Copyright:</text:p>
          </table:table-cell>
          <table:table-cell table:style-name="ce105" office:value-type="string" calcext:value-type="string">
            <text:p>Ancient Domains of Mystery (ADOM), ADOM Lite, and all associated assets are © Thomas Biskup. This spreadsheet is © Robert M. V. Gaines</text:p>
          </table:table-cell>
          <table:table-cell table:style-name="ce105" table:number-columns-repeated="12"/>
          <table:table-cell table:number-columns-repeated="1010"/>
        </table:table-row>
        <table:table-row table:style-name="ro1">
          <table:table-cell table:style-name="ce104" office:value-type="string" calcext:value-type="string">
            <text:p>License:</text:p>
          </table:table-cell>
          <table:table-cell table:style-name="ce105" office:value-type="string" calcext:value-type="string">
            <text:p>This spreadsheet, excluding material copyrighted or otherwise owned by Thomas Biskup, is licensed under a Creative Commons Attribution-NonCommercial 4.0 International License.</text:p>
          </table:table-cell>
          <table:table-cell table:style-name="ce105" table:number-columns-repeated="12"/>
          <table:table-cell table:number-columns-repeated="1010"/>
        </table:table-row>
        <table:table-row table:style-name="ro1">
          <table:table-cell table:style-name="ce104" office:value-type="string" calcext:value-type="string">
            <text:p>Instructions</text:p>
          </table:table-cell>
          <table:table-cell table:style-name="ce104" table:number-columns-repeated="10"/>
          <table:table-cell table:number-columns-repeated="1013"/>
        </table:table-row>
        <table:table-row table:style-name="ro2">
          <table:table-cell table:style-name="ce105" office:value-type="string" calcext:value-type="string">
            <text:p>This spreadsheet is designed to facilitate the play of the ADOM Lite RPG by allowing players to track information associated with their characters and by calculating derivative stats such as Speed and DV.</text:p>
          </table:table-cell>
          <table:table-cell table:style-name="ce105" table:number-columns-repeated="13"/>
          <table:table-cell table:number-columns-repeated="1010"/>
        </table:table-row>
        <table:table-row table:style-name="ro2">
          <table:table-cell table:style-name="ce106" office:value-type="string" calcext:value-type="string">
            <text:p>Tabs</text:p>
          </table:table-cell>
          <table:table-cell table:style-name="ce106" table:number-columns-repeated="10"/>
          <table:table-cell table:number-columns-repeated="1013"/>
        </table:table-row>
        <table:table-row table:style-name="ro2">
          <table:table-cell table:style-name="ce105" office:value-type="string" calcext:value-type="string">
            <text:p>The spreadsheet is separated in to tabs. In Microsoft Excel and Open Office these tabs can be found in the bottom left corner of the screen. To navigate between the tabs, simply click on their names.</text:p>
          </table:table-cell>
          <table:table-cell table:style-name="ce105" table:number-columns-repeated="10"/>
          <table:table-cell table:number-columns-repeated="1013"/>
        </table:table-row>
        <table:table-row table:style-name="ro2">
          <table:table-cell table:style-name="ce106" office:value-type="string" calcext:value-type="string">
            <text:p>Filling Out the Character Sheet</text:p>
          </table:table-cell>
          <table:table-cell table:style-name="ce106" table:number-columns-repeated="10"/>
          <table:table-cell table:number-columns-repeated="1013"/>
        </table:table-row>
        <table:table-row table:style-name="ro2">
          <table:table-cell table:style-name="ce105" office:value-type="string" calcext:value-type="string">
            <text:p>Complete all of the orange fields. If you are unsure about the function of a field, click it and an explanation should appear.</text:p>
          </table:table-cell>
          <table:table-cell table:style-name="ce105" table:number-columns-repeated="10"/>
          <table:table-cell table:number-columns-repeated="1013"/>
        </table:table-row>
        <table:table-row table:style-name="ro1">
          <table:table-cell table:style-name="ce104" office:value-type="string" calcext:value-type="string">
            <text:p>Notes</text:p>
          </table:table-cell>
          <table:table-cell table:style-name="ce104" table:number-columns-repeated="10"/>
          <table:table-cell table:number-columns-repeated="1013"/>
        </table:table-row>
        <table:table-row table:style-name="ro2">
          <table:table-cell table:style-name="ce105" office:value-type="string" calcext:value-type="string">
            <text:p>The "Spells" and "Treasure" tabs are not implemented, but information can be added to them for your own reference.</text:p>
          </table:table-cell>
          <table:table-cell table:style-name="ce105" table:number-columns-repeated="10"/>
          <table:table-cell table:number-columns-repeated="1013"/>
        </table:table-row>
        <table:table-row table:style-name="ro2">
          <table:table-cell table:style-name="ce105" office:value-type="string" calcext:value-type="string">
            <text:p>The effect of classes, races, star signs, equipment, and weapon skill levels are not implemented. You will need to enter these modifiers as "Permanent Modifiers." Gender is fully implemented.</text:p>
          </table:table-cell>
          <table:table-cell table:style-name="ce105" table:number-columns-repeated="10"/>
          <table:table-cell table:number-columns-repeated="1013"/>
        </table:table-row>
        <table:table-row table:style-name="ro2">
          <table:table-cell table:style-name="ce105" office:value-type="string" calcext:value-type="string">
            <text:p>Experience is not implemented.</text:p>
          </table:table-cell>
          <table:table-cell table:style-name="ce105" table:number-columns-repeated="10"/>
          <table:table-cell table:number-columns-repeated="1013"/>
        </table:table-row>
        <table:table-row table:style-name="ro2">
          <table:table-cell table:style-name="ce105" office:value-type="string" calcext:value-type="string">
            <text:p>Only the "Packing", "Archery", and "Healing" skills are implemented. Modifiers from other skills need to be added as "Permanent Modifiers."</text:p>
          </table:table-cell>
          <table:table-cell table:style-name="ce105" table:number-columns-repeated="10"/>
          <table:table-cell table:number-columns-repeated="1013"/>
        </table:table-row>
        <table:table-row table:style-name="ro1">
          <table:table-cell table:style-name="ce104" office:value-type="string" calcext:value-type="string">
            <text:p>Changelog</text:p>
          </table:table-cell>
          <table:table-cell table:style-name="ce104" table:number-columns-repeated="10"/>
          <table:table-cell table:number-columns-repeated="1013"/>
        </table:table-row>
        <table:table-row table:style-name="ro2">
          <table:table-cell office:value-type="string" calcext:value-type="string">
            <text:p>V0.0.6</text:p>
          </table:table-cell>
          <table:table-cell table:style-name="ce108" office:value-type="string" calcext:value-type="string">
            <text:p>Corrected PV and PPRR. Added experience and alignment. Corrected typos. Changed class to profession. Corrected how birth week and birth day are handled.</text:p>
          </table:table-cell>
          <table:table-cell table:style-name="ce108" table:number-columns-repeated="9"/>
          <table:table-cell table:number-columns-repeated="1013"/>
        </table:table-row>
        <table:table-row table:style-name="ro2">
          <table:table-cell office:value-type="string" calcext:value-type="string">
            <text:p>V0.0.5</text:p>
          </table:table-cell>
          <table:table-cell office:value-type="string" calcext:value-type="string">
            <text:p>Implemented healing skill. Corrected damage ratings. Added "Marks" column to skills. Corrected weapon skill levels.</text:p>
          </table:table-cell>
          <table:table-cell table:number-columns-repeated="1022"/>
        </table:table-row>
        <table:table-row table:style-name="ro2">
          <table:table-cell table:style-name="ce105" office:value-type="string" calcext:value-type="string">
            <text:p>V0.0.4</text:p>
          </table:table-cell>
          <table:table-cell table:style-name="ce105" office:value-type="string" calcext:value-type="string">
            <text:p>Added instructions. Added drop down menus for classes and races. Added archery skill.</text:p>
          </table:table-cell>
          <table:table-cell table:style-name="ce105" table:number-columns-repeated="9"/>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Bio" table:style-name="ta15" table:protected="true">
        <loext:table-protection loext:select-protected-cells="true" loext:select-unprotected-cells="true"/>
        <table:table-column table:style-name="co4" table:number-columns-repeated="14" table:default-cell-style-name="ce118"/>
        <table:table-column table:style-name="co2" table:number-columns-repeated="1010" table:default-cell-style-name="ce46"/>
        <table:table-row table:style-name="ro1">
          <table:table-cell table:style-name="ce109" office:value-type="string" calcext:value-type="string" table:number-columns-spanned="3" table:number-rows-spanned="1">
            <text:p>Character Name</text:p>
          </table:table-cell>
          <table:covered-table-cell table:number-columns-repeated="2" table:style-name="ce120"/>
          <table:table-cell table:style-name="ce120" office:value-type="string" calcext:value-type="string" table:number-columns-spanned="3" table:number-rows-spanned="1">
            <text:p>Player</text:p>
          </table:table-cell>
          <table:covered-table-cell table:number-columns-repeated="2" table:style-name="ce120"/>
          <table:table-cell table:style-name="ce137" office:value-type="string" calcext:value-type="string" table:number-columns-spanned="3" table:number-rows-spanned="1">
            <text:p>Level</text:p>
          </table:table-cell>
          <table:covered-table-cell table:number-columns-repeated="2" table:style-name="ce137"/>
          <table:table-cell table:style-name="ce140" office:value-type="string" calcext:value-type="string" table:number-columns-spanned="3" table:number-rows-spanned="1">
            <text:p>Experience</text:p>
          </table:table-cell>
          <table:covered-table-cell table:style-name="ce120"/>
          <table:covered-table-cell table:style-name="ce140"/>
          <table:table-cell table:number-columns-repeated="1012"/>
        </table:table-row>
        <table:table-row table:style-name="ro10">
          <table:table-cell table:style-name="ce7" table:number-columns-spanned="3" table:number-rows-spanned="1"/>
          <table:covered-table-cell table:number-columns-repeated="2" table:style-name="ce121"/>
          <table:table-cell table:style-name="ce121" table:number-columns-spanned="3" table:number-rows-spanned="1"/>
          <table:covered-table-cell table:number-columns-repeated="2" table:style-name="ce121"/>
          <table:table-cell table:style-name="ce33" table:content-validation-name="val3" office:value-type="float" office:value="1" calcext:value-type="float" table:number-columns-spanned="3" table:number-rows-spanned="1">
            <text:p>1</text:p>
          </table:table-cell>
          <table:covered-table-cell table:number-columns-repeated="2" table:style-name="ce33" table:content-validation-name="val3"/>
          <table:table-cell table:style-name="ce39" office:value-type="float" office:value="0" calcext:value-type="float" table:number-columns-spanned="3" table:number-rows-spanned="1">
            <text:p>0</text:p>
          </table:table-cell>
          <table:covered-table-cell table:style-name="ce132"/>
          <table:covered-table-cell table:style-name="ce39"/>
          <table:table-cell table:number-columns-repeated="1012"/>
        </table:table-row>
        <table:table-row table:style-name="ro1">
          <table:table-cell table:style-name="ce112" office:value-type="string" calcext:value-type="string" table:number-columns-spanned="3" table:number-rows-spanned="1">
            <text:p>Alignment</text:p>
          </table:table-cell>
          <table:covered-table-cell table:number-columns-repeated="2" table:style-name="ce122"/>
          <table:table-cell table:style-name="ce122" office:value-type="string" calcext:value-type="string" table:number-columns-spanned="3" table:number-rows-spanned="1">
            <text:p>Gender</text:p>
          </table:table-cell>
          <table:covered-table-cell table:number-columns-repeated="2" table:style-name="ce122"/>
          <table:table-cell table:style-name="ce122" office:value-type="string" calcext:value-type="string" table:number-columns-spanned="3" table:number-rows-spanned="1">
            <text:p>Race</text:p>
          </table:table-cell>
          <table:covered-table-cell table:number-columns-repeated="2" table:style-name="ce122"/>
          <table:table-cell table:style-name="ce142" office:value-type="string" calcext:value-type="string" table:number-columns-spanned="3" table:number-rows-spanned="1">
            <text:p>Profession</text:p>
          </table:table-cell>
          <table:covered-table-cell table:style-name="ce122"/>
          <table:covered-table-cell table:style-name="ce142"/>
          <table:table-cell table:number-columns-repeated="1012"/>
        </table:table-row>
        <table:table-row table:style-name="ro10">
          <table:table-cell table:style-name="ce7" table:number-columns-spanned="3" table:number-rows-spanned="1"/>
          <table:covered-table-cell table:number-columns-repeated="2" table:style-name="ce121"/>
          <table:table-cell table:style-name="ce132" table:content-validation-name="val1" office:value-type="string" calcext:value-type="string" table:number-columns-spanned="3" table:number-rows-spanned="1">
            <text:p>Male</text:p>
          </table:table-cell>
          <table:covered-table-cell table:number-columns-repeated="2" table:style-name="ce132" table:content-validation-name="val1"/>
          <table:table-cell table:style-name="ce132" table:content-validation-name="val4" office:value-type="string" calcext:value-type="string" table:number-columns-spanned="3" table:number-rows-spanned="1">
            <text:p>Troll</text:p>
          </table:table-cell>
          <table:covered-table-cell table:number-columns-repeated="2" table:style-name="ce132" table:content-validation-name="val4"/>
          <table:table-cell table:style-name="ce39" table:content-validation-name="val6" office:value-type="string" calcext:value-type="string" table:number-columns-spanned="3" table:number-rows-spanned="1">
            <text:p>Fighter</text:p>
          </table:table-cell>
          <table:covered-table-cell table:style-name="ce132" table:content-validation-name="val6"/>
          <table:covered-table-cell table:style-name="ce39" table:content-validation-name="val6"/>
          <table:table-cell table:number-columns-repeated="1012"/>
        </table:table-row>
        <table:table-row table:style-name="ro1">
          <table:table-cell table:style-name="ce113" office:value-type="string" calcext:value-type="string" table:number-columns-spanned="3" table:number-rows-spanned="2">
            <text:p>Birthday:</text:p>
          </table:table-cell>
          <table:covered-table-cell table:number-columns-repeated="2" table:style-name="ce18"/>
          <table:table-cell table:style-name="ce122" office:value-type="string" calcext:value-type="string" table:number-columns-spanned="3" table:number-rows-spanned="1">
            <text:p>Star Sign (Month)</text:p>
          </table:table-cell>
          <table:covered-table-cell table:number-columns-repeated="2" table:style-name="ce122"/>
          <table:table-cell table:style-name="ce122" office:value-type="string" calcext:value-type="string" table:number-columns-spanned="3" table:number-rows-spanned="1">
            <text:p>Week</text:p>
          </table:table-cell>
          <table:covered-table-cell table:number-columns-repeated="2" table:style-name="ce122"/>
          <table:table-cell table:style-name="ce142" office:value-type="string" calcext:value-type="string" table:number-columns-spanned="3" table:number-rows-spanned="1">
            <text:p>Day</text:p>
          </table:table-cell>
          <table:covered-table-cell table:style-name="ce122"/>
          <table:covered-table-cell table:style-name="ce142"/>
          <table:table-cell table:number-columns-repeated="1012"/>
        </table:table-row>
        <table:table-row table:style-name="ro10">
          <table:covered-table-cell table:style-name="ce113"/>
          <table:covered-table-cell table:number-columns-repeated="2" table:style-name="ce19"/>
          <table:table-cell table:style-name="ce133" table:content-validation-name="val2" office:value-type="string" calcext:value-type="string" table:number-columns-spanned="3" table:number-rows-spanned="1">
            <text:p>Raven</text:p>
          </table:table-cell>
          <table:covered-table-cell table:style-name="ce134" table:content-validation-name="val2"/>
          <table:covered-table-cell table:style-name="ce133" table:content-validation-name="val2"/>
          <table:table-cell table:style-name="ce34" table:content-validation-name="val5" office:value-type="string" calcext:value-type="string" table:number-columns-spanned="3" table:number-rows-spanned="1">
            <text:p>Dark Night</text:p>
          </table:table-cell>
          <table:covered-table-cell table:style-name="ce134" table:content-validation-name="val5"/>
          <table:covered-table-cell table:style-name="ce133" table:content-validation-name="val5"/>
          <table:table-cell table:style-name="ce40" table:content-validation-name="val7" office:value-type="float" office:value="1" calcext:value-type="float" table:number-columns-spanned="3" table:number-rows-spanned="1">
            <text:p>1</text:p>
          </table:table-cell>
          <table:covered-table-cell table:style-name="ce134" table:content-validation-name="val7"/>
          <table:covered-table-cell table:style-name="ce42" table:content-validation-name="val7"/>
          <table:table-cell table:number-columns-repeated="1012"/>
        </table:table-row>
        <table:table-row table:style-name="ro1">
          <table:table-cell table:style-name="ce109" office:value-type="string" calcext:value-type="string" table:number-columns-spanned="4" table:number-rows-spanned="1">
            <text:p>Max HP</text:p>
          </table:table-cell>
          <table:covered-table-cell table:number-columns-repeated="3" table:style-name="ce120"/>
          <table:table-cell table:style-name="ce120" office:value-type="string" calcext:value-type="string" table:number-columns-spanned="4" table:number-rows-spanned="1">
            <text:p>Current HP</text:p>
          </table:table-cell>
          <table:covered-table-cell table:number-columns-repeated="3" table:style-name="ce120"/>
          <table:table-cell table:style-name="ce140" office:value-type="string" calcext:value-type="string" table:number-columns-spanned="4" table:number-rows-spanned="1">
            <text:p>HP Recovery Rate</text:p>
          </table:table-cell>
          <table:covered-table-cell table:number-columns-repeated="2" table:style-name="ce120"/>
          <table:covered-table-cell table:style-name="ce140"/>
          <table:table-cell table:number-columns-repeated="1012"/>
        </table:table-row>
        <table:table-row table:style-name="ro10">
          <table:table-cell table:style-name="ce10" table:formula="of:=hpTotal" office:value-type="float" office:value="0" calcext:value-type="float" table:number-columns-spanned="4" table:number-rows-spanned="1">
            <text:p>0</text:p>
          </table:table-cell>
          <table:covered-table-cell table:number-columns-repeated="3" table:style-name="ce20"/>
          <table:table-cell table:style-name="ce30" office:value-type="float" office:value="0" calcext:value-type="float" table:number-columns-spanned="4" table:number-rows-spanned="1">
            <text:p>0</text:p>
          </table:table-cell>
          <table:covered-table-cell table:number-columns-repeated="3" table:style-name="ce30"/>
          <table:table-cell table:style-name="ce36" table:formula="of:=hpRecoveryRateTotal" office:value-type="float" office:value="0" calcext:value-type="float" table:number-columns-spanned="4" table:number-rows-spanned="1">
            <text:p>0</text:p>
          </table:table-cell>
          <table:covered-table-cell table:number-columns-repeated="2" table:style-name="ce20"/>
          <table:covered-table-cell table:style-name="ce36"/>
          <table:table-cell table:number-columns-repeated="1012"/>
        </table:table-row>
        <table:table-row table:style-name="ro1">
          <table:table-cell table:style-name="ce112" office:value-type="string" calcext:value-type="string" table:number-columns-spanned="4" table:number-rows-spanned="1">
            <text:p>Max PP</text:p>
          </table:table-cell>
          <table:covered-table-cell table:number-columns-repeated="3" table:style-name="ce122"/>
          <table:table-cell table:style-name="ce122" office:value-type="string" calcext:value-type="string" table:number-columns-spanned="4" table:number-rows-spanned="1">
            <text:p>Current PP</text:p>
          </table:table-cell>
          <table:covered-table-cell table:number-columns-repeated="3" table:style-name="ce122"/>
          <table:table-cell table:style-name="ce142" office:value-type="string" calcext:value-type="string" table:number-columns-spanned="4" table:number-rows-spanned="1">
            <text:p>PP Recovery Rate</text:p>
          </table:table-cell>
          <table:covered-table-cell table:number-columns-repeated="2" table:style-name="ce122"/>
          <table:covered-table-cell table:style-name="ce142"/>
          <table:table-cell table:number-columns-repeated="1012"/>
        </table:table-row>
        <table:table-row table:style-name="ro11">
          <table:table-cell table:style-name="ce115" table:formula="of:=ppTotal" office:value-type="float" office:value="0" calcext:value-type="float" table:number-columns-spanned="4" table:number-rows-spanned="1">
            <text:p>0</text:p>
          </table:table-cell>
          <table:covered-table-cell table:number-columns-repeated="3" table:style-name="ce21"/>
          <table:table-cell table:style-name="ce31" office:value-type="float" office:value="0" calcext:value-type="float" table:number-columns-spanned="4" table:number-rows-spanned="1">
            <text:p>0</text:p>
          </table:table-cell>
          <table:covered-table-cell table:number-columns-repeated="3" table:style-name="ce31"/>
          <table:table-cell table:style-name="ce143" table:formula="of:=ppRecoveryRateTotal" office:value-type="float" office:value="0" calcext:value-type="float" table:number-columns-spanned="4" table:number-rows-spanned="1">
            <text:p>0</text:p>
          </table:table-cell>
          <table:covered-table-cell table:number-columns-repeated="2" table:style-name="ce21"/>
          <table:covered-table-cell table:style-name="ce38"/>
          <table:table-cell table:number-columns-repeated="1012"/>
        </table:table-row>
        <table:table-row table:style-name="ro1">
          <table:table-cell table:style-name="ce109" office:value-type="string" calcext:value-type="string" table:number-columns-spanned="2" table:number-rows-spanned="1">
            <text:p>Stat</text:p>
          </table:table-cell>
          <table:covered-table-cell table:style-name="ce120"/>
          <table:table-cell table:style-name="ce120" office:value-type="string" calcext:value-type="string">
            <text:p>Total</text:p>
          </table:table-cell>
          <table:table-cell table:style-name="ce120" office:value-type="string" calcext:value-type="string">
            <text:p>Bonus</text:p>
          </table:table-cell>
          <table:table-cell table:style-name="ce120" office:value-type="string" calcext:value-type="string" table:number-columns-spanned="2" table:number-rows-spanned="1">
            <text:p>Stat</text:p>
          </table:table-cell>
          <table:covered-table-cell table:style-name="ce120"/>
          <table:table-cell table:style-name="ce120" office:value-type="string" calcext:value-type="string">
            <text:p>Total</text:p>
          </table:table-cell>
          <table:table-cell table:style-name="ce120" office:value-type="string" calcext:value-type="string">
            <text:p>Bonus</text:p>
          </table:table-cell>
          <table:table-cell table:style-name="ce120" office:value-type="string" calcext:value-type="string" table:number-columns-spanned="2" table:number-rows-spanned="1">
            <text:p>Stat</text:p>
          </table:table-cell>
          <table:covered-table-cell table:style-name="ce120"/>
          <table:table-cell table:style-name="ce120" office:value-type="string" calcext:value-type="string">
            <text:p>Total</text:p>
          </table:table-cell>
          <table:table-cell table:style-name="ce140" office:value-type="string" calcext:value-type="string">
            <text:p>Bonus</text:p>
          </table:table-cell>
          <table:table-cell table:number-columns-repeated="1012"/>
        </table:table-row>
        <table:table-row table:style-name="ro1">
          <table:table-cell table:style-name="ce112" office:value-type="string" calcext:value-type="string" table:number-columns-spanned="2" table:number-rows-spanned="1">
            <text:p>Strength:</text:p>
          </table:table-cell>
          <table:covered-table-cell table:style-name="ce122"/>
          <table:table-cell table:style-name="ce24" table:formula="of:=strengthTotal" office:value-type="float" office:value="1" calcext:value-type="float">
            <text:p>1</text:p>
          </table:table-cell>
          <table:table-cell table:style-name="ce24" table:formula="of:=strengthBonus" office:value-type="float" office:value="-4" calcext:value-type="float">
            <text:p>-4</text:p>
          </table:table-cell>
          <table:table-cell table:style-name="ce122" office:value-type="string" calcext:value-type="string" table:number-columns-spanned="2" table:number-rows-spanned="1">
            <text:p>Dexterity:</text:p>
          </table:table-cell>
          <table:covered-table-cell table:style-name="ce122"/>
          <table:table-cell table:style-name="ce24" table:formula="of:=dexterityTotal" office:value-type="float" office:value="0" calcext:value-type="float">
            <text:p>0</text:p>
          </table:table-cell>
          <table:table-cell table:style-name="ce24" table:formula="of:=dexterityBonus" office:value-type="float" office:value="-5" calcext:value-type="float">
            <text:p>-5</text:p>
          </table:table-cell>
          <table:table-cell table:style-name="ce122" office:value-type="string" calcext:value-type="string" table:number-columns-spanned="2" table:number-rows-spanned="1">
            <text:p>Appearance:</text:p>
          </table:table-cell>
          <table:covered-table-cell table:style-name="ce122"/>
          <table:table-cell table:style-name="ce24" table:formula="of:=appearanceTotal" office:value-type="float" office:value="0" calcext:value-type="float">
            <text:p>0</text:p>
          </table:table-cell>
          <table:table-cell table:style-name="ce43" table:formula="of:=appearanceBonus" office:value-type="float" office:value="-5" calcext:value-type="float">
            <text:p>-5</text:p>
          </table:table-cell>
          <table:table-cell table:number-columns-repeated="1012"/>
        </table:table-row>
        <table:table-row table:style-name="ro1">
          <table:table-cell table:style-name="ce112" office:value-type="string" calcext:value-type="string" table:number-columns-spanned="2" table:number-rows-spanned="1">
            <text:p>Learning:</text:p>
          </table:table-cell>
          <table:covered-table-cell table:style-name="ce122"/>
          <table:table-cell table:style-name="ce25" table:formula="of:=learningTotal" office:value-type="float" office:value="0" calcext:value-type="float">
            <text:p>0</text:p>
          </table:table-cell>
          <table:table-cell table:style-name="ce25" table:formula="of:=learningBonus" office:value-type="float" office:value="-5" calcext:value-type="float">
            <text:p>-5</text:p>
          </table:table-cell>
          <table:table-cell table:style-name="ce122" office:value-type="string" calcext:value-type="string" table:number-columns-spanned="2" table:number-rows-spanned="1">
            <text:p>Toughness:</text:p>
          </table:table-cell>
          <table:covered-table-cell table:style-name="ce122"/>
          <table:table-cell table:style-name="ce25" table:formula="of:=toughnessTotal" office:value-type="float" office:value="0" calcext:value-type="float">
            <text:p>0</text:p>
          </table:table-cell>
          <table:table-cell table:style-name="ce25" table:formula="of:=toughnessBonus" office:value-type="float" office:value="-5" calcext:value-type="float">
            <text:p>-5</text:p>
          </table:table-cell>
          <table:table-cell table:style-name="ce122" office:value-type="string" calcext:value-type="string" table:number-columns-spanned="2" table:number-rows-spanned="1">
            <text:p>Mana:</text:p>
          </table:table-cell>
          <table:covered-table-cell table:style-name="ce122"/>
          <table:table-cell table:style-name="ce25" table:formula="of:=manaTotal" office:value-type="float" office:value="0" calcext:value-type="float">
            <text:p>0</text:p>
          </table:table-cell>
          <table:table-cell table:style-name="ce44" table:formula="of:=manaBonus" office:value-type="float" office:value="-5" calcext:value-type="float">
            <text:p>-5</text:p>
          </table:table-cell>
          <table:table-cell table:number-columns-repeated="1012"/>
        </table:table-row>
        <table:table-row table:style-name="ro10">
          <table:table-cell table:style-name="ce12" office:value-type="string" calcext:value-type="string" table:number-columns-spanned="2" table:number-rows-spanned="1">
            <text:p>Willpower:</text:p>
          </table:table-cell>
          <table:covered-table-cell table:style-name="ce127"/>
          <table:table-cell table:style-name="ce26" table:formula="of:=willpowerTotal" office:value-type="float" office:value="0" calcext:value-type="float">
            <text:p>0</text:p>
          </table:table-cell>
          <table:table-cell table:style-name="ce26" table:formula="of:=willpowerBonus" office:value-type="float" office:value="-5" calcext:value-type="float">
            <text:p>-5</text:p>
          </table:table-cell>
          <table:table-cell table:style-name="ce127" office:value-type="string" calcext:value-type="string" table:number-columns-spanned="2" table:number-rows-spanned="1">
            <text:p>Charisma:</text:p>
          </table:table-cell>
          <table:covered-table-cell table:style-name="ce127"/>
          <table:table-cell table:style-name="ce26" table:formula="of:=charismaTotal" office:value-type="float" office:value="0" calcext:value-type="float">
            <text:p>0</text:p>
          </table:table-cell>
          <table:table-cell table:style-name="ce26" table:formula="of:=charismaBonus" office:value-type="float" office:value="-5" calcext:value-type="float">
            <text:p>-5</text:p>
          </table:table-cell>
          <table:table-cell table:style-name="ce127" office:value-type="string" calcext:value-type="string" table:number-columns-spanned="2" table:number-rows-spanned="1">
            <text:p>Perception:</text:p>
          </table:table-cell>
          <table:covered-table-cell table:style-name="ce127"/>
          <table:table-cell table:style-name="ce26" table:formula="of:=perceptionTotal" office:value-type="float" office:value="0" calcext:value-type="float">
            <text:p>0</text:p>
          </table:table-cell>
          <table:table-cell table:style-name="ce45" table:formula="of:=perceptionBonus" office:value-type="float" office:value="-5" calcext:value-type="float">
            <text:p>-5</text:p>
          </table:table-cell>
          <table:table-cell table:number-columns-repeated="1012"/>
        </table:table-row>
        <table:table-row table:style-name="ro1">
          <table:table-cell table:style-name="ce109" office:value-type="string" calcext:value-type="string" table:number-columns-spanned="4" table:number-rows-spanned="1">
            <text:p>DV</text:p>
          </table:table-cell>
          <table:covered-table-cell table:number-columns-repeated="3" table:style-name="ce120"/>
          <table:table-cell table:style-name="ce120" office:value-type="string" calcext:value-type="string" table:number-columns-spanned="4" table:number-rows-spanned="1">
            <text:p>PV</text:p>
          </table:table-cell>
          <table:covered-table-cell table:number-columns-repeated="3" table:style-name="ce120"/>
          <table:table-cell table:style-name="ce140" office:value-type="string" calcext:value-type="string" table:number-columns-spanned="4" table:number-rows-spanned="1">
            <text:p>Speed</text:p>
          </table:table-cell>
          <table:covered-table-cell table:number-columns-repeated="2" table:style-name="ce120"/>
          <table:covered-table-cell table:style-name="ce140"/>
          <table:table-cell table:number-columns-repeated="1012"/>
        </table:table-row>
        <table:table-row table:style-name="ro11">
          <table:table-cell table:style-name="ce115" table:formula="of:=dvTotal" office:value-type="float" office:value="5" calcext:value-type="float" table:number-columns-spanned="4" table:number-rows-spanned="1">
            <text:p>5</text:p>
          </table:table-cell>
          <table:covered-table-cell table:number-columns-repeated="3" table:style-name="ce21"/>
          <table:table-cell table:style-name="ce21" table:formula="of:=pvTotal" office:value-type="float" office:value="-2" calcext:value-type="float" table:number-columns-spanned="4" table:number-rows-spanned="1">
            <text:p>-2</text:p>
          </table:table-cell>
          <table:covered-table-cell table:number-columns-repeated="3" table:style-name="ce21"/>
          <table:table-cell table:style-name="ce143" table:formula="of:=speedTotal" office:value-type="float" office:value="0" calcext:value-type="float" table:number-columns-spanned="4" table:number-rows-spanned="1">
            <text:p>0</text:p>
          </table:table-cell>
          <table:covered-table-cell table:number-columns-repeated="2" table:style-name="ce21"/>
          <table:covered-table-cell table:style-name="ce38"/>
          <table:table-cell table:number-columns-repeated="1012"/>
        </table:table-row>
        <table:table-row table:style-name="ro1">
          <table:table-cell table:style-name="ce13" office:value-type="string" calcext:value-type="string" table:number-columns-spanned="3" table:number-rows-spanned="1">
            <text:p>Melee Attack Power (to-hit)</text:p>
          </table:table-cell>
          <table:covered-table-cell table:number-columns-repeated="2" table:style-name="ce128"/>
          <table:table-cell table:style-name="ce128" office:value-type="string" calcext:value-type="string" table:number-columns-spanned="3" table:number-rows-spanned="1">
            <text:p>Melee Damage Rating (damage)</text:p>
          </table:table-cell>
          <table:covered-table-cell table:number-columns-repeated="2" table:style-name="ce128"/>
          <table:table-cell table:style-name="ce128" office:value-type="string" calcext:value-type="string" table:number-columns-spanned="3" table:number-rows-spanned="1">
            <text:p>Ranged Attack Power (to-hit)</text:p>
          </table:table-cell>
          <table:covered-table-cell table:number-columns-repeated="2" table:style-name="ce128"/>
          <table:table-cell table:style-name="ce146" office:value-type="string" calcext:value-type="string" table:number-columns-spanned="3" table:number-rows-spanned="1">
            <text:p>Ranged Damage Rating (damage)</text:p>
          </table:table-cell>
          <table:covered-table-cell table:style-name="ce128"/>
          <table:covered-table-cell table:style-name="ce146"/>
          <table:table-cell table:number-columns-repeated="1012"/>
        </table:table-row>
        <table:table-row table:style-name="ro11">
          <table:table-cell table:style-name="ce115" table:formula="of:=meleeAttackPowerTotal" office:value-type="float" office:value="17" calcext:value-type="float" table:number-columns-spanned="3" table:number-rows-spanned="1">
            <text:p>17</text:p>
          </table:table-cell>
          <table:covered-table-cell table:number-columns-repeated="2" table:style-name="ce21"/>
          <table:table-cell table:style-name="ce21" table:formula="of:=meleeDamageRatingTotal" office:value-type="float" office:value="-3" calcext:value-type="float" table:number-columns-spanned="3" table:number-rows-spanned="1">
            <text:p>-3</text:p>
          </table:table-cell>
          <table:covered-table-cell table:number-columns-repeated="2" table:style-name="ce21"/>
          <table:table-cell table:style-name="ce21" table:formula="of:=rangedAttackPowerTotal" office:value-type="float" office:value="16" calcext:value-type="float" table:number-columns-spanned="3" table:number-rows-spanned="1">
            <text:p>16</text:p>
          </table:table-cell>
          <table:covered-table-cell table:number-columns-repeated="2" table:style-name="ce21"/>
          <table:table-cell table:style-name="ce143" table:formula="of:=rangedDamageRatingTotal" office:value-type="float" office:value="-4" calcext:value-type="float" table:number-columns-spanned="3" table:number-rows-spanned="1">
            <text:p>-4</text:p>
          </table:table-cell>
          <table:covered-table-cell table:style-name="ce21"/>
          <table:covered-table-cell table:style-name="ce38"/>
          <table:table-cell table:number-columns-repeated="1012"/>
        </table:table-row>
        <table:table-row table:style-name="ro1" table:number-rows-repeated="1048557">
          <table:table-cell table:number-columns-repeated="1024"/>
        </table:table-row>
        <table:table-row table:style-name="ro1">
          <table:table-cell table:number-columns-repeated="1024"/>
        </table:table-row>
      </table:table>
      <table:table table:name="Stats" table:style-name="ta16">
        <table:table-column table:style-name="co43" table:default-cell-style-name="ce56"/>
        <table:table-column table:style-name="co44" table:default-cell-style-name="ce56"/>
        <table:table-column table:style-name="co45" table:default-cell-style-name="ce56"/>
        <table:table-column table:style-name="co46" table:number-columns-repeated="2" table:default-cell-style-name="ce56"/>
        <table:table-column table:style-name="co9" table:default-cell-style-name="ce56"/>
        <table:table-column table:style-name="co10" table:default-cell-style-name="ce56"/>
        <table:table-column table:style-name="co47" table:default-cell-style-name="ce56"/>
        <table:table-column table:style-name="co2" table:number-columns-repeated="1016" table:default-cell-style-name="ce56"/>
        <table:table-row table:style-name="ro5">
          <table:table-cell table:style-name="ce153" office:value-type="string" calcext:value-type="string">
            <text:p>Stat:</text:p>
          </table:table-cell>
          <table:table-cell table:style-name="ce57" office:value-type="string" calcext:value-type="string">
            <text:p>Base</text:p>
          </table:table-cell>
          <table:table-cell table:style-name="ce57" office:value-type="string" calcext:value-type="string">
            <text:p>Permanent Modifiers</text:p>
          </table:table-cell>
          <table:table-cell table:style-name="ce57" office:value-type="string" calcext:value-type="string">
            <text:p>Temporary Modifiers</text:p>
          </table:table-cell>
          <table:table-cell table:style-name="ce57" office:value-type="string" calcext:value-type="string">
            <text:p>Calculated Modifiers</text:p>
          </table:table-cell>
          <table:table-cell table:style-name="ce57" office:value-type="string" calcext:value-type="string">
            <text:p>Total</text:p>
          </table:table-cell>
          <table:table-cell table:style-name="ce57" office:value-type="string" calcext:value-type="string">
            <text:p>Bonus</text:p>
          </table:table-cell>
          <table:table-cell table:style-name="ce85" office:value-type="string" calcext:value-type="string">
            <text:p>Notes</text:p>
          </table:table-cell>
          <table:table-cell table:number-columns-repeated="1016"/>
        </table:table-row>
        <table:table-row table:style-name="ro1">
          <table:table-cell table:style-name="ce48" office:value-type="string" calcext:value-type="string">
            <text:p>Strength:</text:p>
          </table:table-cell>
          <table:table-cell table:style-name="ce164" office:value-type="float" office:value="0" calcext:value-type="float">
            <text:p>0</text:p>
          </table:table-cell>
          <table:table-cell table:style-name="ce164" table:content-validation-name="val8" office:value-type="float" office:value="0" calcext:value-type="float">
            <text:p>0</text:p>
          </table:table-cell>
          <table:table-cell table:style-name="ce69" table:content-validation-name="val9" office:value-type="float" office:value="0" calcext:value-type="float">
            <text:p>0</text:p>
          </table:table-cell>
          <table:table-cell table:style-name="ce181" table:content-validation-name="val10" table:formula="of:=IF(gender=&quot;Male&quot;;1;0)" office:value-type="float" office:value="1" calcext:value-type="float">
            <text:p>1</text:p>
          </table:table-cell>
          <table:table-cell table:style-name="ce74" table:formula="of:=SUM([.B2];[.C2];[.D2];[.E2])" office:value-type="float" office:value="1" calcext:value-type="float">
            <text:p>1</text:p>
          </table:table-cell>
          <table:table-cell table:style-name="ce80" table:formula="of:=ROUNDDOWN(([.F2]-10)/2;0)" office:value-type="float" office:value="-4" calcext:value-type="float">
            <text:p>-4</text:p>
          </table:table-cell>
          <table:table-cell table:style-name="ce194"/>
          <table:table-cell table:number-columns-repeated="1016"/>
        </table:table-row>
        <table:table-row table:style-name="ro1">
          <table:table-cell table:style-name="ce48" office:value-type="string" calcext:value-type="string">
            <text:p>Learning:</text:p>
          </table:table-cell>
          <table:table-cell table:style-name="ce164" office:value-type="float" office:value="0" calcext:value-type="float">
            <text:p>0</text:p>
          </table:table-cell>
          <table:table-cell table:style-name="ce164" table:content-validation-name="val8" office:value-type="float" office:value="0" calcext:value-type="float">
            <text:p>0</text:p>
          </table:table-cell>
          <table:table-cell table:style-name="ce69" table:content-validation-name="val9" office:value-type="float" office:value="0" calcext:value-type="float">
            <text:p>0</text:p>
          </table:table-cell>
          <table:table-cell table:style-name="ce181" table:content-validation-name="val10" office:value-type="float" office:value="0" calcext:value-type="float">
            <text:p>0</text:p>
          </table:table-cell>
          <table:table-cell table:style-name="ce74" table:formula="of:=SUM([.B3];[.C3];[.D3];[.E3])" office:value-type="float" office:value="0" calcext:value-type="float">
            <text:p>0</text:p>
          </table:table-cell>
          <table:table-cell table:style-name="ce80" table:formula="of:=ROUNDDOWN(([.F3]-10)/2;0)" office:value-type="float" office:value="-5" calcext:value-type="float">
            <text:p>-5</text:p>
          </table:table-cell>
          <table:table-cell table:style-name="ce194"/>
          <table:table-cell table:number-columns-repeated="1016"/>
        </table:table-row>
        <table:table-row table:style-name="ro1">
          <table:table-cell table:style-name="ce48" office:value-type="string" calcext:value-type="string">
            <text:p>Willpower:</text:p>
          </table:table-cell>
          <table:table-cell table:style-name="ce164" office:value-type="float" office:value="0" calcext:value-type="float">
            <text:p>0</text:p>
          </table:table-cell>
          <table:table-cell table:style-name="ce164" table:content-validation-name="val8" office:value-type="float" office:value="0" calcext:value-type="float">
            <text:p>0</text:p>
          </table:table-cell>
          <table:table-cell table:style-name="ce69" table:content-validation-name="val9" office:value-type="float" office:value="0" calcext:value-type="float">
            <text:p>0</text:p>
          </table:table-cell>
          <table:table-cell table:style-name="ce181" table:content-validation-name="val10" office:value-type="float" office:value="0" calcext:value-type="float">
            <text:p>0</text:p>
          </table:table-cell>
          <table:table-cell table:style-name="ce74" table:formula="of:=SUM([.B4];[.C4];[.D4];[.E4])" office:value-type="float" office:value="0" calcext:value-type="float">
            <text:p>0</text:p>
          </table:table-cell>
          <table:table-cell table:style-name="ce80" table:formula="of:=ROUNDDOWN(([.F4]-10)/2;0)" office:value-type="float" office:value="-5" calcext:value-type="float">
            <text:p>-5</text:p>
          </table:table-cell>
          <table:table-cell table:style-name="ce194"/>
          <table:table-cell table:number-columns-repeated="1016"/>
        </table:table-row>
        <table:table-row table:style-name="ro1">
          <table:table-cell table:style-name="ce48" office:value-type="string" calcext:value-type="string">
            <text:p>Dexterity:</text:p>
          </table:table-cell>
          <table:table-cell table:style-name="ce164" office:value-type="float" office:value="0" calcext:value-type="float">
            <text:p>0</text:p>
          </table:table-cell>
          <table:table-cell table:style-name="ce164" table:content-validation-name="val8" office:value-type="float" office:value="0" calcext:value-type="float">
            <text:p>0</text:p>
          </table:table-cell>
          <table:table-cell table:style-name="ce69" table:content-validation-name="val9" office:value-type="float" office:value="0" calcext:value-type="float">
            <text:p>0</text:p>
          </table:table-cell>
          <table:table-cell table:style-name="ce181" table:content-validation-name="val10" table:formula="of:=IF(gender=&quot;Female&quot;;1;0)" office:value-type="float" office:value="0" calcext:value-type="float">
            <text:p>0</text:p>
          </table:table-cell>
          <table:table-cell table:style-name="ce74" table:formula="of:=SUM([.B5];[.C5];[.D5];[.E5])" office:value-type="float" office:value="0" calcext:value-type="float">
            <text:p>0</text:p>
          </table:table-cell>
          <table:table-cell table:style-name="ce80" table:formula="of:=ROUNDDOWN(([.F5]-10)/2;0)" office:value-type="float" office:value="-5" calcext:value-type="float">
            <text:p>-5</text:p>
          </table:table-cell>
          <table:table-cell table:style-name="ce194"/>
          <table:table-cell table:number-columns-repeated="1016"/>
        </table:table-row>
        <table:table-row table:style-name="ro1">
          <table:table-cell table:style-name="ce48" office:value-type="string" calcext:value-type="string">
            <text:p>Toughness:</text:p>
          </table:table-cell>
          <table:table-cell table:style-name="ce164" office:value-type="float" office:value="0" calcext:value-type="float">
            <text:p>0</text:p>
          </table:table-cell>
          <table:table-cell table:style-name="ce164" table:content-validation-name="val8" office:value-type="float" office:value="0" calcext:value-type="float">
            <text:p>0</text:p>
          </table:table-cell>
          <table:table-cell table:style-name="ce69" table:content-validation-name="val9" office:value-type="float" office:value="0" calcext:value-type="float">
            <text:p>0</text:p>
          </table:table-cell>
          <table:table-cell table:style-name="ce181" table:content-validation-name="val10" office:value-type="float" office:value="0" calcext:value-type="float">
            <text:p>0</text:p>
          </table:table-cell>
          <table:table-cell table:style-name="ce74" table:formula="of:=SUM([.B6];[.C6];[.D6];[.E6])" office:value-type="float" office:value="0" calcext:value-type="float">
            <text:p>0</text:p>
          </table:table-cell>
          <table:table-cell table:style-name="ce80" table:formula="of:=ROUNDDOWN(([.F6]-10)/2;0)" office:value-type="float" office:value="-5" calcext:value-type="float">
            <text:p>-5</text:p>
          </table:table-cell>
          <table:table-cell table:style-name="ce194"/>
          <table:table-cell table:number-columns-repeated="1016"/>
        </table:table-row>
        <table:table-row table:style-name="ro1">
          <table:table-cell table:style-name="ce48" office:value-type="string" calcext:value-type="string">
            <text:p>Charisma:</text:p>
          </table:table-cell>
          <table:table-cell table:style-name="ce164" office:value-type="float" office:value="0" calcext:value-type="float">
            <text:p>0</text:p>
          </table:table-cell>
          <table:table-cell table:style-name="ce164" table:content-validation-name="val8" office:value-type="float" office:value="0" calcext:value-type="float">
            <text:p>0</text:p>
          </table:table-cell>
          <table:table-cell table:style-name="ce69" table:content-validation-name="val9" office:value-type="float" office:value="0" calcext:value-type="float">
            <text:p>0</text:p>
          </table:table-cell>
          <table:table-cell table:style-name="ce181" table:content-validation-name="val10" office:value-type="float" office:value="0" calcext:value-type="float">
            <text:p>0</text:p>
          </table:table-cell>
          <table:table-cell table:style-name="ce74" table:formula="of:=SUM([.B7];[.C7];[.D7];[.E7])" office:value-type="float" office:value="0" calcext:value-type="float">
            <text:p>0</text:p>
          </table:table-cell>
          <table:table-cell table:style-name="ce80" table:formula="of:=ROUNDDOWN(([.F7]-10)/2;0)" office:value-type="float" office:value="-5" calcext:value-type="float">
            <text:p>-5</text:p>
          </table:table-cell>
          <table:table-cell table:style-name="ce194"/>
          <table:table-cell table:number-columns-repeated="1016"/>
        </table:table-row>
        <table:table-row table:style-name="ro1">
          <table:table-cell table:style-name="ce48" office:value-type="string" calcext:value-type="string">
            <text:p>Appearance:</text:p>
          </table:table-cell>
          <table:table-cell table:style-name="ce164" office:value-type="float" office:value="0" calcext:value-type="float">
            <text:p>0</text:p>
          </table:table-cell>
          <table:table-cell table:style-name="ce164" table:content-validation-name="val8" office:value-type="float" office:value="0" calcext:value-type="float">
            <text:p>0</text:p>
          </table:table-cell>
          <table:table-cell table:style-name="ce69" table:content-validation-name="val9" office:value-type="float" office:value="0" calcext:value-type="float">
            <text:p>0</text:p>
          </table:table-cell>
          <table:table-cell table:style-name="ce181" table:content-validation-name="val10" office:value-type="float" office:value="0" calcext:value-type="float">
            <text:p>0</text:p>
          </table:table-cell>
          <table:table-cell table:style-name="ce74" table:formula="of:=SUM([.B8];[.C8];[.D8];[.E8])" office:value-type="float" office:value="0" calcext:value-type="float">
            <text:p>0</text:p>
          </table:table-cell>
          <table:table-cell table:style-name="ce80" table:formula="of:=ROUNDDOWN(([.F8]-10)/2;0)" office:value-type="float" office:value="-5" calcext:value-type="float">
            <text:p>-5</text:p>
          </table:table-cell>
          <table:table-cell table:style-name="ce194"/>
          <table:table-cell table:number-columns-repeated="1016"/>
        </table:table-row>
        <table:table-row table:style-name="ro1">
          <table:table-cell table:style-name="ce48" office:value-type="string" calcext:value-type="string">
            <text:p>Mana:</text:p>
          </table:table-cell>
          <table:table-cell table:style-name="ce164" office:value-type="float" office:value="0" calcext:value-type="float">
            <text:p>0</text:p>
          </table:table-cell>
          <table:table-cell table:style-name="ce164" table:content-validation-name="val8" office:value-type="float" office:value="0" calcext:value-type="float">
            <text:p>0</text:p>
          </table:table-cell>
          <table:table-cell table:style-name="ce69" table:content-validation-name="val9" office:value-type="float" office:value="0" calcext:value-type="float">
            <text:p>0</text:p>
          </table:table-cell>
          <table:table-cell table:style-name="ce181" table:content-validation-name="val10" office:value-type="float" office:value="0" calcext:value-type="float">
            <text:p>0</text:p>
          </table:table-cell>
          <table:table-cell table:style-name="ce74" table:formula="of:=SUM([.B9];[.C9];[.D9];[.E9])" office:value-type="float" office:value="0" calcext:value-type="float">
            <text:p>0</text:p>
          </table:table-cell>
          <table:table-cell table:style-name="ce80" table:formula="of:=ROUNDDOWN(([.F9]-10)/2;0)" office:value-type="float" office:value="-5" calcext:value-type="float">
            <text:p>-5</text:p>
          </table:table-cell>
          <table:table-cell table:style-name="ce194"/>
          <table:table-cell table:number-columns-repeated="1016"/>
        </table:table-row>
        <table:table-row table:style-name="ro10">
          <table:table-cell table:style-name="ce49" office:value-type="string" calcext:value-type="string">
            <text:p>Perception:</text:p>
          </table:table-cell>
          <table:table-cell table:style-name="ce165" office:value-type="float" office:value="0" calcext:value-type="float">
            <text:p>0</text:p>
          </table:table-cell>
          <table:table-cell table:style-name="ce165" table:content-validation-name="val8" office:value-type="float" office:value="0" calcext:value-type="float">
            <text:p>0</text:p>
          </table:table-cell>
          <table:table-cell table:style-name="ce70" table:content-validation-name="val9" office:value-type="float" office:value="0" calcext:value-type="float">
            <text:p>0</text:p>
          </table:table-cell>
          <table:table-cell table:style-name="ce167" table:content-validation-name="val10" office:value-type="float" office:value="0" calcext:value-type="float">
            <text:p>0</text:p>
          </table:table-cell>
          <table:table-cell table:style-name="ce167" table:formula="of:=SUM([.B10];[.C10];[.D10];[.E10])" office:value-type="float" office:value="0" calcext:value-type="float">
            <text:p>0</text:p>
          </table:table-cell>
          <table:table-cell table:style-name="ce81" table:formula="of:=ROUNDDOWN(([.F10]-10)/2;0)" office:value-type="float" office:value="-5" calcext:value-type="float">
            <text:p>-5</text:p>
          </table:table-cell>
          <table:table-cell table:style-name="ce194"/>
          <table:table-cell table:number-columns-repeated="1016"/>
        </table:table-row>
        <table:table-row table:style-name="ro12">
          <table:table-cell table:style-name="ce50"/>
          <table:table-cell table:number-columns-repeated="1023"/>
        </table:table-row>
        <table:table-row table:style-name="ro5">
          <table:table-cell table:style-name="ce153" office:value-type="string" calcext:value-type="string">
            <text:p>Derived Stats:</text:p>
          </table:table-cell>
          <table:table-cell table:style-name="ce57" office:value-type="string" calcext:value-type="string">
            <text:p>Base</text:p>
          </table:table-cell>
          <table:table-cell table:style-name="ce57" office:value-type="string" calcext:value-type="string">
            <text:p>Permanent Modifiers </text:p>
          </table:table-cell>
          <table:table-cell table:style-name="ce57" office:value-type="string" calcext:value-type="string">
            <text:p>Temporary Modifiers</text:p>
          </table:table-cell>
          <table:table-cell table:style-name="ce57" office:value-type="string" calcext:value-type="string">
            <text:p>Calculated Modifiers</text:p>
          </table:table-cell>
          <table:table-cell table:style-name="ce184" office:value-type="string" calcext:value-type="string" table:number-columns-spanned="2" table:number-rows-spanned="1">
            <text:p>Total</text:p>
          </table:table-cell>
          <table:covered-table-cell table:style-name="ce184"/>
          <table:table-cell table:style-name="ce85" office:value-type="string" calcext:value-type="string">
            <text:p>Notes</text:p>
          </table:table-cell>
          <table:table-cell table:number-columns-repeated="1016"/>
        </table:table-row>
        <table:table-row table:style-name="ro13">
          <table:table-cell table:style-name="ce48" office:value-type="string" calcext:value-type="string">
            <text:p>HP:</text:p>
          </table:table-cell>
          <table:table-cell table:style-name="ce60" office:value-type="float" office:value="0" calcext:value-type="float">
            <text:p>0</text:p>
          </table:table-cell>
          <table:table-cell table:style-name="ce164" table:content-validation-name="val8" office:value-type="float" office:value="0" calcext:value-type="float">
            <text:p>0</text:p>
          </table:table-cell>
          <table:table-cell table:style-name="ce71" table:content-validation-name="val9" office:value-type="float" office:value="0" calcext:value-type="float">
            <text:p>0</text:p>
          </table:table-cell>
          <table:table-cell table:style-name="ce181" table:content-validation-name="val10" office:value-type="float" office:value="0" calcext:value-type="float">
            <text:p>0</text:p>
          </table:table-cell>
          <table:table-cell table:style-name="ce77" table:formula="of:=SUM([.B13:.E13])" office:value-type="float" office:value="0" calcext:value-type="float" table:number-columns-spanned="2" table:number-rows-spanned="1">
            <text:p>0</text:p>
          </table:table-cell>
          <table:covered-table-cell table:style-name="ce82"/>
          <table:table-cell table:style-name="ce194"/>
          <table:table-cell table:number-columns-repeated="1016"/>
        </table:table-row>
        <table:table-row table:style-name="ro10">
          <table:table-cell table:style-name="ce49" office:value-type="string" calcext:value-type="string">
            <text:p>HP Recovery Rate:</text:p>
          </table:table-cell>
          <table:table-cell table:style-name="ce167" table:formula="of:=IF(3+toughnessBonus &gt; 0;3+toughnessBonus;0)" office:value-type="float" office:value="0" calcext:value-type="float">
            <text:p>0</text:p>
          </table:table-cell>
          <table:table-cell table:style-name="ce165" table:content-validation-name="val8" office:value-type="float" office:value="0" calcext:value-type="float">
            <text:p>0</text:p>
          </table:table-cell>
          <table:table-cell table:style-name="ce72" table:content-validation-name="val9" office:value-type="float" office:value="0" calcext:value-type="float">
            <text:p>0</text:p>
          </table:table-cell>
          <table:table-cell table:style-name="ce167" table:content-validation-name="val10" table:formula="of:=healingLevel" office:value-type="float" office:value="0" calcext:value-type="float">
            <text:p>0</text:p>
          </table:table-cell>
          <table:table-cell table:style-name="ce77" table:formula="of:=SUM([.B14:.E14])" office:value-type="float" office:value="0" calcext:value-type="float" table:number-columns-spanned="2" table:number-rows-spanned="1">
            <text:p>0</text:p>
          </table:table-cell>
          <table:covered-table-cell table:style-name="ce82"/>
          <table:table-cell table:style-name="ce195"/>
          <table:table-cell table:number-columns-repeated="1016"/>
        </table:table-row>
        <table:table-row table:style-name="ro1">
          <table:table-cell table:style-name="ce153" office:value-type="string" calcext:value-type="string">
            <text:p>PP:</text:p>
          </table:table-cell>
          <table:table-cell table:style-name="ce60" office:value-type="float" office:value="0" calcext:value-type="float">
            <text:p>0</text:p>
          </table:table-cell>
          <table:table-cell table:style-name="ce164" table:content-validation-name="val8" office:value-type="float" office:value="0" calcext:value-type="float">
            <text:p>0</text:p>
          </table:table-cell>
          <table:table-cell table:style-name="ce71" table:content-validation-name="val9" office:value-type="float" office:value="0" calcext:value-type="float">
            <text:p>0</text:p>
          </table:table-cell>
          <table:table-cell table:style-name="ce168" table:content-validation-name="val10" office:value-type="float" office:value="0" calcext:value-type="float">
            <text:p>0</text:p>
          </table:table-cell>
          <table:table-cell table:style-name="ce78" table:formula="of:=SUM([.B15:.E15])" office:value-type="float" office:value="0" calcext:value-type="float" table:number-columns-spanned="2" table:number-rows-spanned="1">
            <text:p>0</text:p>
          </table:table-cell>
          <table:covered-table-cell table:style-name="ce83"/>
          <table:table-cell table:style-name="ce88"/>
          <table:table-cell table:number-columns-repeated="1016"/>
        </table:table-row>
        <table:table-row table:style-name="ro10">
          <table:table-cell table:style-name="ce49" office:value-type="string" calcext:value-type="string">
            <text:p>PP Recovery Rate:</text:p>
          </table:table-cell>
          <table:table-cell table:style-name="ce167" table:formula="of:=IF(5+manaBonus &gt; 0;5+manaBonus;0)" office:value-type="float" office:value="0" calcext:value-type="float">
            <text:p>0</text:p>
          </table:table-cell>
          <table:table-cell table:style-name="ce165" table:content-validation-name="val8" office:value-type="float" office:value="0" calcext:value-type="float">
            <text:p>0</text:p>
          </table:table-cell>
          <table:table-cell table:style-name="ce72" table:content-validation-name="val9" office:value-type="float" office:value="0" calcext:value-type="float">
            <text:p>0</text:p>
          </table:table-cell>
          <table:table-cell table:style-name="ce167" table:content-validation-name="val10" table:formula="of:=concentrateLevel" office:value-type="float" office:value="0" calcext:value-type="float">
            <text:p>0</text:p>
          </table:table-cell>
          <table:table-cell table:style-name="ce79" table:formula="of:=SUM([.B16:.E16])" office:value-type="float" office:value="0" calcext:value-type="float" table:number-columns-spanned="2" table:number-rows-spanned="1">
            <text:p>0</text:p>
          </table:table-cell>
          <table:covered-table-cell table:style-name="ce84"/>
          <table:table-cell table:style-name="ce89"/>
          <table:table-cell table:number-columns-repeated="1016"/>
        </table:table-row>
        <table:table-row table:style-name="ro10">
          <table:table-cell table:style-name="ce153" office:value-type="string" calcext:value-type="string">
            <text:p>DV:</text:p>
          </table:table-cell>
          <table:table-cell table:style-name="ce168" table:formula="of:=IF(10+dexterityBonus &gt; 0;10+dexterityBonus;0)" office:value-type="float" office:value="5" calcext:value-type="float">
            <text:p>5</text:p>
          </table:table-cell>
          <table:table-cell table:style-name="ce164" table:content-validation-name="val8" office:value-type="float" office:value="0" calcext:value-type="float">
            <text:p>0</text:p>
          </table:table-cell>
          <table:table-cell table:style-name="ce71" table:content-validation-name="val9" office:value-type="float" office:value="0" calcext:value-type="float">
            <text:p>0</text:p>
          </table:table-cell>
          <table:table-cell table:style-name="ce168" table:content-validation-name="val10" office:value-type="float" office:value="0" calcext:value-type="float">
            <text:p>0</text:p>
          </table:table-cell>
          <table:table-cell table:style-name="ce77" table:formula="of:=SUM([.B17:.E17])" office:value-type="float" office:value="5" calcext:value-type="float" table:number-columns-spanned="2" table:number-rows-spanned="1">
            <text:p>5</text:p>
          </table:table-cell>
          <table:covered-table-cell table:style-name="ce82"/>
          <table:table-cell table:style-name="ce90"/>
          <table:table-cell table:number-columns-repeated="1016"/>
        </table:table-row>
        <table:table-row table:style-name="ro10">
          <table:table-cell table:style-name="ce49" office:value-type="string" calcext:value-type="string">
            <text:p>PV:</text:p>
          </table:table-cell>
          <table:table-cell table:style-name="ce167" table:formula="of:=ROUNDDOWN(toughnessBonus/2;0)" office:value-type="float" office:value="-2" calcext:value-type="float">
            <text:p>-2</text:p>
          </table:table-cell>
          <table:table-cell table:style-name="ce165" table:content-validation-name="val8" office:value-type="float" office:value="0" calcext:value-type="float">
            <text:p>0</text:p>
          </table:table-cell>
          <table:table-cell table:style-name="ce72" table:content-validation-name="val9" office:value-type="float" office:value="0" calcext:value-type="float">
            <text:p>0</text:p>
          </table:table-cell>
          <table:table-cell table:style-name="ce167" table:content-validation-name="val10" office:value-type="float" office:value="0" calcext:value-type="float">
            <text:p>0</text:p>
          </table:table-cell>
          <table:table-cell table:style-name="ce77" table:formula="of:=SUM([.B18:.E18])" office:value-type="float" office:value="-2" calcext:value-type="float" table:number-columns-spanned="2" table:number-rows-spanned="1">
            <text:p>-2</text:p>
          </table:table-cell>
          <table:covered-table-cell table:style-name="ce82"/>
          <table:table-cell table:style-name="ce195"/>
          <table:table-cell table:number-columns-repeated="1016"/>
        </table:table-row>
        <table:table-row table:style-name="ro10">
          <table:table-cell table:style-name="ce51" office:value-type="string" calcext:value-type="string">
            <text:p>Speed:</text:p>
          </table:table-cell>
          <table:table-cell table:style-name="ce169" table:formula="of:=ROUNDDOWN((dexterityTotal*2+learningTotal+willpowerTotal+perceptionTotal)/5;0)" office:value-type="float" office:value="0" calcext:value-type="float">
            <text:p>0</text:p>
          </table:table-cell>
          <table:table-cell table:style-name="ce165" table:content-validation-name="val8" office:value-type="float" office:value="0" calcext:value-type="float">
            <text:p>0</text:p>
          </table:table-cell>
          <table:table-cell table:style-name="ce72" table:content-validation-name="val9" office:value-type="float" office:value="0" calcext:value-type="float">
            <text:p>0</text:p>
          </table:table-cell>
          <table:table-cell table:style-name="ce169" table:content-validation-name="val10" office:value-type="float" office:value="0" calcext:value-type="float">
            <text:p>0</text:p>
          </table:table-cell>
          <table:table-cell table:style-name="ce77" table:formula="of:=SUM([.B19:.E19])" office:value-type="float" office:value="0" calcext:value-type="float" table:number-columns-spanned="2" table:number-rows-spanned="1">
            <text:p>0</text:p>
          </table:table-cell>
          <table:covered-table-cell table:style-name="ce82"/>
          <table:table-cell table:style-name="ce91"/>
          <table:table-cell table:number-columns-repeated="1016"/>
        </table:table-row>
        <table:table-row table:style-name="ro10">
          <table:table-cell table:style-name="ce52" office:value-type="string" calcext:value-type="string">
            <text:p>Melee Attack Power (to-hit):</text:p>
          </table:table-cell>
          <table:table-cell table:style-name="ce64" table:formula="of:=20+strengthBonus+level" office:value-type="float" office:value="17" calcext:value-type="float">
            <text:p>17</text:p>
          </table:table-cell>
          <table:table-cell table:style-name="ce68" table:content-validation-name="val8" office:value-type="float" office:value="0" calcext:value-type="float">
            <text:p>0</text:p>
          </table:table-cell>
          <table:table-cell table:style-name="ce73" table:content-validation-name="val9" office:value-type="float" office:value="0" calcext:value-type="float">
            <text:p>0</text:p>
          </table:table-cell>
          <table:table-cell table:style-name="ce168" table:content-validation-name="val10" office:value-type="float" office:value="0" calcext:value-type="float">
            <text:p>0</text:p>
          </table:table-cell>
          <table:table-cell table:style-name="ce77" table:formula="of:=SUM([.B20:.E20])" office:value-type="float" office:value="17" calcext:value-type="float" table:number-columns-spanned="2" table:number-rows-spanned="1">
            <text:p>17</text:p>
          </table:table-cell>
          <table:covered-table-cell table:style-name="ce82"/>
          <table:table-cell table:style-name="ce90"/>
          <table:table-cell table:number-columns-repeated="1016"/>
        </table:table-row>
        <table:table-row table:style-name="ro10">
          <table:table-cell table:style-name="ce53" office:value-type="string" calcext:value-type="string">
            <text:p>Melee Damage Rating (damage):</text:p>
          </table:table-cell>
          <table:table-cell table:style-name="ce65" table:formula="of:=strengthBonus+level" office:value-type="float" office:value="-3" calcext:value-type="float">
            <text:p>-3</text:p>
          </table:table-cell>
          <table:table-cell table:style-name="ce165" table:content-validation-name="val8" office:value-type="float" office:value="0" calcext:value-type="float">
            <text:p>0</text:p>
          </table:table-cell>
          <table:table-cell table:style-name="ce72" table:content-validation-name="val9" office:value-type="float" office:value="0" calcext:value-type="float">
            <text:p>0</text:p>
          </table:table-cell>
          <table:table-cell table:style-name="ce167" table:content-validation-name="val10" office:value-type="float" office:value="0" calcext:value-type="float">
            <text:p>0</text:p>
          </table:table-cell>
          <table:table-cell table:style-name="ce77" table:formula="of:=SUM([.B21:.E21])" office:value-type="float" office:value="-3" calcext:value-type="float" table:number-columns-spanned="2" table:number-rows-spanned="1">
            <text:p>-3</text:p>
          </table:table-cell>
          <table:covered-table-cell table:style-name="ce82"/>
          <table:table-cell table:style-name="ce195"/>
          <table:table-cell table:number-columns-repeated="1016"/>
        </table:table-row>
        <table:table-row table:style-name="ro10">
          <table:table-cell table:style-name="ce153" office:value-type="string" calcext:value-type="string">
            <text:p>Ranged Attack Power (to-hit):</text:p>
          </table:table-cell>
          <table:table-cell table:style-name="ce168" table:formula="of:=20+perceptionBonus+level" office:value-type="float" office:value="16" calcext:value-type="float">
            <text:p>16</text:p>
          </table:table-cell>
          <table:table-cell table:style-name="ce164" table:content-validation-name="val8" office:value-type="float" office:value="0" calcext:value-type="float">
            <text:p>0</text:p>
          </table:table-cell>
          <table:table-cell table:style-name="ce71" table:content-validation-name="val9" office:value-type="float" office:value="0" calcext:value-type="float">
            <text:p>0</text:p>
          </table:table-cell>
          <table:table-cell table:style-name="ce168" table:content-validation-name="val10" table:formula="of:=archeryLevel" office:value-type="float" office:value="0" calcext:value-type="float">
            <text:p>0</text:p>
          </table:table-cell>
          <table:table-cell table:style-name="ce77" table:formula="of:=SUM([.B22:.E22])" office:value-type="float" office:value="16" calcext:value-type="float" table:number-columns-spanned="2" table:number-rows-spanned="1">
            <text:p>16</text:p>
          </table:table-cell>
          <table:covered-table-cell table:style-name="ce82"/>
          <table:table-cell table:style-name="ce90"/>
          <table:table-cell table:number-columns-repeated="1016"/>
        </table:table-row>
        <table:table-row table:style-name="ro10">
          <table:table-cell table:style-name="ce49" office:value-type="string" calcext:value-type="string">
            <text:p>Ranged Damage Rating (damage):</text:p>
          </table:table-cell>
          <table:table-cell table:style-name="ce167" table:formula="of:=dexterityBonus+level" office:value-type="float" office:value="-4" calcext:value-type="float">
            <text:p>-4</text:p>
          </table:table-cell>
          <table:table-cell table:style-name="ce165" table:content-validation-name="val8" office:value-type="float" office:value="0" calcext:value-type="float">
            <text:p>0</text:p>
          </table:table-cell>
          <table:table-cell table:style-name="ce72" table:content-validation-name="val9" office:value-type="float" office:value="0" calcext:value-type="float">
            <text:p>0</text:p>
          </table:table-cell>
          <table:table-cell table:style-name="ce167" table:content-validation-name="val10" office:value-type="float" office:value="0" calcext:value-type="float">
            <text:p>0</text:p>
          </table:table-cell>
          <table:table-cell table:style-name="ce77" table:formula="of:=SUM([.B23:.E23])" office:value-type="float" office:value="-4" calcext:value-type="float" table:number-columns-spanned="2" table:number-rows-spanned="1">
            <text:p>-4</text:p>
          </table:table-cell>
          <table:covered-table-cell table:style-name="ce82"/>
          <table:table-cell table:style-name="ce195"/>
          <table:table-cell table:number-columns-repeated="1016"/>
        </table:table-row>
        <table:table-row table:style-name="ro10">
          <table:table-cell table:style-name="ce54" office:value-type="string" calcext:value-type="string">
            <text:p>Max Encumbrance:</text:p>
          </table:table-cell>
          <table:table-cell table:style-name="ce66" table:formula="of:=strengthTotal*2" office:value-type="float" office:value="2" calcext:value-type="float">
            <text:p>2</text:p>
          </table:table-cell>
          <table:table-cell table:style-name="ce68" table:content-validation-name="val8" office:value-type="float" office:value="0" calcext:value-type="float">
            <text:p>0</text:p>
          </table:table-cell>
          <table:table-cell table:style-name="ce73" table:content-validation-name="val9" office:value-type="float" office:value="0" calcext:value-type="float">
            <text:p>0</text:p>
          </table:table-cell>
          <table:table-cell table:style-name="ce75" table:content-validation-name="val10" table:formula="of:=packagingLevel*2" office:value-type="float" office:value="0" calcext:value-type="float">
            <text:p>0</text:p>
          </table:table-cell>
          <table:table-cell table:style-name="ce77" table:formula="of:=SUM([.B24:.E24])" office:value-type="float" office:value="2" calcext:value-type="float" table:number-columns-spanned="2" table:number-rows-spanned="1">
            <text:p>2</text:p>
          </table:table-cell>
          <table:covered-table-cell table:style-name="ce82"/>
          <table:table-cell table:style-name="ce92"/>
          <table:table-cell table:number-columns-repeated="1016"/>
        </table:table-row>
        <table:table-row table:style-name="ro10">
          <table:table-cell table:style-name="ce55" office:value-type="string" calcext:value-type="string">
            <text:p>Encumbrance:</text:p>
          </table:table-cell>
          <table:table-cell table:style-name="ce67" table:formula="of:=SUM([$Inventory.C$1:.C$1048576])-SUM([$Inventory.C1])" office:value-type="float" office:value="0" calcext:value-type="float">
            <text:p>0</text:p>
          </table:table-cell>
          <table:table-cell table:style-name="ce165" table:content-validation-name="val8" office:value-type="float" office:value="0" calcext:value-type="float">
            <text:p>0</text:p>
          </table:table-cell>
          <table:table-cell table:style-name="ce72" table:content-validation-name="val9" office:value-type="float" office:value="0" calcext:value-type="float">
            <text:p>0</text:p>
          </table:table-cell>
          <table:table-cell table:style-name="ce167" table:content-validation-name="val10" office:value-type="float" office:value="0" calcext:value-type="float">
            <text:p>0</text:p>
          </table:table-cell>
          <table:table-cell table:style-name="ce77" table:formula="of:=SUM([.B25:.E25])" office:value-type="float" office:value="0" calcext:value-type="float" table:number-columns-spanned="2" table:number-rows-spanned="1">
            <text:p>0</text:p>
          </table:table-cell>
          <table:covered-table-cell table:style-name="ce82"/>
          <table:table-cell table:style-name="ce195"/>
          <table:table-cell table:number-columns-repeated="1016"/>
        </table:table-row>
        <table:table-row table:style-name="ro5" table:number-rows-repeated="1048550">
          <table:table-cell table:number-columns-repeated="1024"/>
        </table:table-row>
        <table:table-row table:style-name="ro5">
          <table:table-cell table:number-columns-repeated="1024"/>
        </table:table-row>
      </table:table>
      <table:table table:name="Skills" table:style-name="ta4" table:protected="true">
        <loext:table-protection loext:select-protected-cells="true" loext:select-unprotected-cells="true"/>
        <table:table-column table:style-name="co12" table:default-cell-style-name="ce118"/>
        <table:table-column table:style-name="co13" table:default-cell-style-name="ce118"/>
        <table:table-column table:style-name="co9" table:default-cell-style-name="ce118"/>
        <table:table-column table:style-name="co14" table:default-cell-style-name="ce118"/>
        <table:table-column table:style-name="co2" table:number-columns-repeated="1020" table:default-cell-style-name="ce118"/>
        <table:table-row table:style-name="ro5">
          <table:table-cell table:style-name="ce204" office:value-type="string" calcext:value-type="string">
            <text:p>Name</text:p>
          </table:table-cell>
          <table:table-cell table:style-name="ce204" office:value-type="string" calcext:value-type="string">
            <text:p>Marks</text:p>
          </table:table-cell>
          <table:table-cell table:style-name="ce204" office:value-type="string" calcext:value-type="string">
            <text:p>Level</text:p>
          </table:table-cell>
          <table:table-cell table:style-name="ce204" office:value-type="string" calcext:value-type="string">
            <text:p>Notes</text:p>
          </table:table-cell>
          <table:table-cell table:number-columns-repeated="1020"/>
        </table:table-row>
        <table:table-row table:style-name="ro5">
          <table:table-cell table:style-name="ce205" office:value-type="string" calcext:value-type="string">
            <text:p>Archery:</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Athletics:</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Concentrate:</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Detect Trap:</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Disarm Trap:</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Dodge:</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First Aid:</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Healing:</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Listen:</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Open Lock:</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Packaging:</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Pick Pockets:</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Smithing:</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Stealth:</text:p>
          </table:table-cell>
          <table:table-cell table:style-name="ce206" office:value-type="float" office:value="6" calcext:value-type="float">
            <text:p>6</text:p>
          </table:table-cell>
          <table:table-cell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Survival:</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table-cell table:style-name="ce205" office:value-type="string" calcext:value-type="string">
            <text:p>Two Weapon Combat:</text:p>
          </table:table-cell>
          <table:table-cell table:number-columns-repeated="2" table:style-name="ce206" office:value-type="float" office:value="0" calcext:value-type="float">
            <text:p>0</text:p>
          </table:table-cell>
          <table:table-cell table:style-name="ce206"/>
          <table:table-cell table:number-columns-repeated="1020"/>
        </table:table-row>
        <table:table-row table:style-name="ro5" table:number-rows-repeated="1048558">
          <table:table-cell table:number-columns-repeated="1024"/>
        </table:table-row>
        <table:table-row table:style-name="ro5">
          <table:table-cell table:number-columns-repeated="1024"/>
        </table:table-row>
      </table:table>
      <table:table table:name="Weapon Skills" table:style-name="ta17" table:protected="true">
        <loext:table-protection loext:select-protected-cells="true" loext:select-unprotected-cells="true"/>
        <office:forms form:automatic-focus="false" form:apply-design-mode="false"/>
        <table:table-column table:style-name="co49" table:default-cell-style-name="ce118"/>
        <table:table-column table:style-name="co50" table:default-cell-style-name="ce118"/>
        <table:table-column table:style-name="co9" table:default-cell-style-name="ce118"/>
        <table:table-column table:style-name="co51" table:default-cell-style-name="ce118"/>
        <table:table-column table:style-name="co18" table:default-cell-style-name="ce118"/>
        <table:table-column table:style-name="co2" table:number-columns-repeated="1019" table:default-cell-style-name="ce118"/>
        <table:table-row table:style-name="ro5">
          <table:table-cell table:style-name="ce153" office:value-type="string" calcext:value-type="string">
            <text:p>Name</text:p>
          </table:table-cell>
          <table:table-cell table:style-name="ce217" office:value-type="string" calcext:value-type="string">
            <text:p>Marks</text:p>
          </table:table-cell>
          <table:table-cell table:style-name="ce217" office:value-type="string" calcext:value-type="string">
            <text:p>Level</text:p>
          </table:table-cell>
          <table:table-cell table:style-name="ce217" office:value-type="string" calcext:value-type="string">
            <text:p>Effects</text:p>
          </table:table-cell>
          <table:table-cell table:style-name="ce220" office:value-type="string" calcext:value-type="string">
            <text:p>Notes</text:p>
          </table:table-cell>
          <table:table-cell table:number-columns-repeated="1019"/>
        </table:table-row>
        <table:table-row table:style-name="ro5">
          <table:table-cell table:style-name="ce207" office:value-type="string" calcext:value-type="string">
            <text:p>Daggers &amp; Knives</text:p>
          </table:table-cell>
          <table:table-cell table:style-name="ce218" office:value-type="float" office:value="0" calcext:value-type="float">
            <text:p>0</text:p>
          </table:table-cell>
          <table:table-cell table:style-name="ce181" table:formula="of:=IF([.B2]&lt;10;0;IF([.B2]&lt;30;1;IF([.B2]&lt;60;2;IF([.B2]&lt;110;3;IF([.B2]&lt;190;4;IF([.B2]&lt;320;5;IF([.B2]&lt;530;6;IF([.B2]&lt;870;7;IF([.B2]&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Clubs &amp; Hammers</text:p>
          </table:table-cell>
          <table:table-cell table:style-name="ce218" office:value-type="float" office:value="0" calcext:value-type="float">
            <text:p>0</text:p>
          </table:table-cell>
          <table:table-cell table:style-name="ce181" table:formula="of:=IF([.B3]&lt;10;0;IF([.B3]&lt;30;1;IF([.B3]&lt;60;2;IF([.B3]&lt;110;3;IF([.B3]&lt;190;4;IF([.B3]&lt;320;5;IF([.B3]&lt;530;6;IF([.B3]&lt;870;7;IF([.B3]&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Maces &amp; Flails</text:p>
          </table:table-cell>
          <table:table-cell table:style-name="ce218" office:value-type="float" office:value="0" calcext:value-type="float">
            <text:p>0</text:p>
          </table:table-cell>
          <table:table-cell table:style-name="ce181" table:formula="of:=IF([.B4]&lt;10;0;IF([.B4]&lt;30;1;IF([.B4]&lt;60;2;IF([.B4]&lt;110;3;IF([.B4]&lt;190;4;IF([.B4]&lt;320;5;IF([.B4]&lt;530;6;IF([.B4]&lt;870;7;IF([.B4]&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Swords</text:p>
          </table:table-cell>
          <table:table-cell table:style-name="ce218" office:value-type="float" office:value="0" calcext:value-type="float">
            <text:p>0</text:p>
          </table:table-cell>
          <table:table-cell table:style-name="ce181" table:formula="of:=IF([.B5]&lt;10;0;IF([.B5]&lt;30;1;IF([.B5]&lt;60;2;IF([.B5]&lt;110;3;IF([.B5]&lt;190;4;IF([.B5]&lt;320;5;IF([.B5]&lt;530;6;IF([.B5]&lt;870;7;IF([.B5]&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Axes</text:p>
          </table:table-cell>
          <table:table-cell table:style-name="ce218" office:value-type="float" office:value="0" calcext:value-type="float">
            <text:p>0</text:p>
          </table:table-cell>
          <table:table-cell table:style-name="ce181" table:formula="of:=IF([.B6]&lt;10;0;IF([.B6]&lt;30;1;IF([.B6]&lt;60;2;IF([.B6]&lt;110;3;IF([.B6]&lt;190;4;IF([.B6]&lt;320;5;IF([.B6]&lt;530;6;IF([.B6]&lt;870;7;IF([.B6]&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Whips</text:p>
          </table:table-cell>
          <table:table-cell table:style-name="ce218" office:value-type="float" office:value="0" calcext:value-type="float">
            <text:p>0</text:p>
          </table:table-cell>
          <table:table-cell table:style-name="ce181" table:formula="of:=IF([.B7]&lt;10;0;IF([.B7]&lt;30;1;IF([.B7]&lt;60;2;IF([.B7]&lt;110;3;IF([.B7]&lt;190;4;IF([.B7]&lt;320;5;IF([.B7]&lt;530;6;IF([.B7]&lt;870;7;IF([.B7]&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Polearms</text:p>
          </table:table-cell>
          <table:table-cell table:style-name="ce218" office:value-type="float" office:value="0" calcext:value-type="float">
            <text:p>0</text:p>
          </table:table-cell>
          <table:table-cell table:style-name="ce181" table:formula="of:=IF([.B8]&lt;10;0;IF([.B8]&lt;30;1;IF([.B8]&lt;60;2;IF([.B8]&lt;110;3;IF([.B8]&lt;190;4;IF([.B8]&lt;320;5;IF([.B8]&lt;530;6;IF([.B8]&lt;870;7;IF([.B8]&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Staves</text:p>
          </table:table-cell>
          <table:table-cell table:style-name="ce218" office:value-type="float" office:value="0" calcext:value-type="float">
            <text:p>0</text:p>
          </table:table-cell>
          <table:table-cell table:style-name="ce181" table:formula="of:=IF([.B9]&lt;10;0;IF([.B9]&lt;30;1;IF([.B9]&lt;60;2;IF([.B9]&lt;110;3;IF([.B9]&lt;190;4;IF([.B9]&lt;320;5;IF([.B9]&lt;530;6;IF([.B9]&lt;870;7;IF([.B9]&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Slings</text:p>
          </table:table-cell>
          <table:table-cell table:style-name="ce218" office:value-type="float" office:value="0" calcext:value-type="float">
            <text:p>0</text:p>
          </table:table-cell>
          <table:table-cell table:style-name="ce181" table:formula="of:=IF([.B10]&lt;10;0;IF([.B10]&lt;30;1;IF([.B10]&lt;60;2;IF([.B10]&lt;110;3;IF([.B10]&lt;190;4;IF([.B10]&lt;320;5;IF([.B10]&lt;530;6;IF([.B10]&lt;870;7;IF([.B10]&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Bows</text:p>
          </table:table-cell>
          <table:table-cell table:style-name="ce218" office:value-type="float" office:value="0" calcext:value-type="float">
            <text:p>0</text:p>
          </table:table-cell>
          <table:table-cell table:style-name="ce181" table:formula="of:=IF([.B11]&lt;10;0;IF([.B11]&lt;30;1;IF([.B11]&lt;60;2;IF([.B11]&lt;110;3;IF([.B11]&lt;190;4;IF([.B11]&lt;320;5;IF([.B11]&lt;530;6;IF([.B11]&lt;870;7;IF([.B11]&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Crossbows</text:p>
          </table:table-cell>
          <table:table-cell table:style-name="ce218" office:value-type="float" office:value="0" calcext:value-type="float">
            <text:p>0</text:p>
          </table:table-cell>
          <table:table-cell table:style-name="ce181" table:formula="of:=IF([.B12]&lt;10;0;IF([.B12]&lt;30;1;IF([.B12]&lt;60;2;IF([.B12]&lt;110;3;IF([.B12]&lt;190;4;IF([.B12]&lt;320;5;IF([.B12]&lt;530;6;IF([.B12]&lt;870;7;IF([.B12]&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Shields</text:p>
          </table:table-cell>
          <table:table-cell table:style-name="ce218" office:value-type="float" office:value="0" calcext:value-type="float">
            <text:p>0</text:p>
          </table:table-cell>
          <table:table-cell table:style-name="ce181" table:formula="of:=IF([.B13]&lt;10;0;IF([.B13]&lt;30;1;IF([.B13]&lt;60;2;IF([.B13]&lt;110;3;IF([.B13]&lt;190;4;IF([.B13]&lt;320;5;IF([.B13]&lt;530;6;IF([.B13]&lt;870;7;IF([.B13]&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Unarmed</text:p>
          </table:table-cell>
          <table:table-cell table:style-name="ce218" office:value-type="float" office:value="0" calcext:value-type="float">
            <text:p>0</text:p>
          </table:table-cell>
          <table:table-cell table:style-name="ce181" table:formula="of:=IF([.B14]&lt;10;0;IF([.B14]&lt;30;1;IF([.B14]&lt;60;2;IF([.B14]&lt;110;3;IF([.B14]&lt;190;4;IF([.B14]&lt;320;5;IF([.B14]&lt;530;6;IF([.B14]&lt;870;7;IF([.B14]&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Twohanded</text:p>
          </table:table-cell>
          <table:table-cell table:style-name="ce218" office:value-type="float" office:value="0" calcext:value-type="float">
            <text:p>0</text:p>
          </table:table-cell>
          <table:table-cell table:style-name="ce181" table:formula="of:=IF([.B15]&lt;10;0;IF([.B15]&lt;30;1;IF([.B15]&lt;60;2;IF([.B15]&lt;110;3;IF([.B15]&lt;190;4;IF([.B15]&lt;320;5;IF([.B15]&lt;530;6;IF([.B15]&lt;870;7;IF([.B15]&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Thrown Axes &amp; Hammers</text:p>
          </table:table-cell>
          <table:table-cell table:style-name="ce218" office:value-type="float" office:value="0" calcext:value-type="float">
            <text:p>0</text:p>
          </table:table-cell>
          <table:table-cell table:style-name="ce181" table:formula="of:=IF([.B16]&lt;10;0;IF([.B16]&lt;30;1;IF([.B16]&lt;60;2;IF([.B16]&lt;110;3;IF([.B16]&lt;190;4;IF([.B16]&lt;320;5;IF([.B16]&lt;530;6;IF([.B16]&lt;870;7;IF([.B16]&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Thrown Daggers</text:p>
          </table:table-cell>
          <table:table-cell table:style-name="ce218" office:value-type="float" office:value="0" calcext:value-type="float">
            <text:p>0</text:p>
          </table:table-cell>
          <table:table-cell table:style-name="ce181" table:formula="of:=IF([.B17]&lt;10;0;IF([.B17]&lt;30;1;IF([.B17]&lt;60;2;IF([.B17]&lt;110;3;IF([.B17]&lt;190;4;IF([.B17]&lt;320;5;IF([.B17]&lt;530;6;IF([.B17]&lt;870;7;IF([.B17]&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Thrown Rocks &amp; Clubs</text:p>
          </table:table-cell>
          <table:table-cell table:style-name="ce218" office:value-type="float" office:value="0" calcext:value-type="float">
            <text:p>0</text:p>
          </table:table-cell>
          <table:table-cell table:style-name="ce181" table:formula="of:=IF([.B18]&lt;10;0;IF([.B18]&lt;30;1;IF([.B18]&lt;60;2;IF([.B18]&lt;110;3;IF([.B18]&lt;190;4;IF([.B18]&lt;320;5;IF([.B18]&lt;530;6;IF([.B18]&lt;870;7;IF([.B18]&lt;1420;8;9)))))))))" office:value-type="float" office:value="0" calcext:value-type="float">
            <text:p>0</text:p>
          </table:table-cell>
          <table:table-cell table:style-name="ce218"/>
          <table:table-cell table:style-name="ce194"/>
          <table:table-cell table:number-columns-repeated="1019"/>
        </table:table-row>
        <table:table-row table:style-name="ro5">
          <table:table-cell table:style-name="ce207" office:value-type="string" calcext:value-type="string">
            <text:p>Thrown Spears</text:p>
          </table:table-cell>
          <table:table-cell table:style-name="ce218" office:value-type="float" office:value="0" calcext:value-type="float">
            <text:p>0</text:p>
          </table:table-cell>
          <table:table-cell table:style-name="ce181" table:formula="of:=IF([.B19]&lt;10;0;IF([.B19]&lt;30;1;IF([.B19]&lt;60;2;IF([.B19]&lt;110;3;IF([.B19]&lt;190;4;IF([.B19]&lt;320;5;IF([.B19]&lt;530;6;IF([.B19]&lt;870;7;IF([.B19]&lt;1420;8;9)))))))))" office:value-type="float" office:value="0" calcext:value-type="float">
            <text:p>0</text:p>
          </table:table-cell>
          <table:table-cell table:style-name="ce218"/>
          <table:table-cell table:style-name="ce194"/>
          <table:table-cell table:number-columns-repeated="1019"/>
        </table:table-row>
        <table:table-row table:style-name="ro12">
          <table:table-cell table:style-name="ce208" office:value-type="string" calcext:value-type="string">
            <text:p>Boomerangs &amp; Scurgari</text:p>
          </table:table-cell>
          <table:table-cell table:style-name="ce219" office:value-type="float" office:value="0" calcext:value-type="float">
            <text:p>0</text:p>
          </table:table-cell>
          <table:table-cell table:style-name="ce167" table:formula="of:=IF([.B20]&lt;10;0;IF([.B20]&lt;30;1;IF([.B20]&lt;60;2;IF([.B20]&lt;110;3;IF([.B20]&lt;190;4;IF([.B20]&lt;320;5;IF([.B20]&lt;530;6;IF([.B20]&lt;870;7;IF([.B20]&lt;1420;8;9)))))))))" office:value-type="float" office:value="0" calcext:value-type="float">
            <text:p>0</text:p>
          </table:table-cell>
          <table:table-cell table:style-name="ce219"/>
          <table:table-cell table:style-name="ce195"/>
          <table:table-cell table:number-columns-repeated="1019"/>
        </table:table-row>
        <table:table-row table:style-name="ro5" table:number-rows-repeated="1048555">
          <table:table-cell table:number-columns-repeated="1024"/>
        </table:table-row>
        <table:table-row table:style-name="ro5">
          <table:table-cell table:number-columns-repeated="1024"/>
        </table:table-row>
      </table:table>
      <table:table table:name="Spells" table:style-name="ta6">
        <table:table-column table:style-name="co19" table:default-cell-style-name="ce118"/>
        <table:table-column table:style-name="co20" table:default-cell-style-name="ce118"/>
        <table:table-column table:style-name="co21" table:default-cell-style-name="ce118"/>
        <table:table-column table:style-name="co22" table:default-cell-style-name="ce118"/>
        <table:table-column table:style-name="co23" table:default-cell-style-name="ce118"/>
        <table:table-column table:style-name="co2" table:default-cell-style-name="ce118"/>
        <table:table-column table:style-name="co24" table:default-cell-style-name="ce118"/>
        <table:table-column table:style-name="co2" table:number-columns-repeated="1017" table:default-cell-style-name="ce118"/>
        <table:table-row table:style-name="ro5">
          <table:table-cell table:style-name="ce221" office:value-type="string" calcext:value-type="string">
            <text:p>spell</text:p>
          </table:table-cell>
          <table:table-cell table:style-name="ce221" office:value-type="string" calcext:value-type="string">
            <text:p>Spell Learning Difficulty (SLD)</text:p>
          </table:table-cell>
          <table:table-cell table:style-name="ce221" office:value-type="string" calcext:value-type="string">
            <text:p>Spell Casting Difficulty (SCD)</text:p>
          </table:table-cell>
          <table:table-cell table:style-name="ce221" office:value-type="string" calcext:value-type="string">
            <text:p>Spell Casting Cost</text:p>
          </table:table-cell>
          <table:table-cell table:style-name="ce221" office:value-type="string" calcext:value-type="string">
            <text:p>Damage</text:p>
          </table:table-cell>
          <table:table-cell office:value-type="string" calcext:value-type="string">
            <text:p>Ranks</text:p>
          </table:table-cell>
          <table:table-cell table:number-columns-repeated="1018"/>
        </table:table-row>
        <table:table-row table:style-name="ro5">
          <table:table-cell table:style-name="ce221" office:value-type="string" calcext:value-type="string">
            <text:p>Firebolt</text:p>
          </table:table-cell>
          <table:table-cell table:style-name="ce221" office:value-type="float" office:value="15" calcext:value-type="float">
            <text:p>15</text:p>
          </table:table-cell>
          <table:table-cell table:style-name="ce221" table:number-columns-repeated="2"/>
          <table:table-cell table:style-name="ce222"/>
          <table:table-cell table:number-columns-repeated="1019"/>
        </table:table-row>
        <table:table-row table:style-name="ro5">
          <table:table-cell table:style-name="ce221" office:value-type="string" calcext:value-type="string">
            <text:p>Knock</text:p>
          </table:table-cell>
          <table:table-cell table:style-name="ce221" office:value-type="float" office:value="14" calcext:value-type="float">
            <text:p>14</text:p>
          </table:table-cell>
          <table:table-cell table:style-name="ce221" table:number-columns-repeated="2"/>
          <table:table-cell table:style-name="ce222"/>
          <table:table-cell table:number-columns-repeated="1019"/>
        </table:table-row>
        <table:table-row table:style-name="ro5">
          <table:table-cell table:style-name="ce221" office:value-type="string" calcext:value-type="string">
            <text:p>Light</text:p>
          </table:table-cell>
          <table:table-cell table:style-name="ce221" office:value-type="float" office:value="12" calcext:value-type="float">
            <text:p>12</text:p>
          </table:table-cell>
          <table:table-cell table:style-name="ce221" table:number-columns-repeated="2"/>
          <table:table-cell table:style-name="ce222"/>
          <table:table-cell table:number-columns-repeated="1019"/>
        </table:table-row>
        <table:table-row table:style-name="ro5">
          <table:table-cell table:style-name="ce221" office:value-type="string" calcext:value-type="string">
            <text:p>Cure Light Wounds</text:p>
          </table:table-cell>
          <table:table-cell table:style-name="ce221" office:value-type="float" office:value="28" calcext:value-type="float">
            <text:p>28</text:p>
          </table:table-cell>
          <table:table-cell table:style-name="ce221" table:number-columns-repeated="3"/>
          <table:table-cell table:number-columns-repeated="1019"/>
        </table:table-row>
        <table:table-row table:style-name="ro5">
          <table:table-cell office:value-type="string" calcext:value-type="string">
            <text:p>Magic Missile</text:p>
          </table:table-cell>
          <table:table-cell office:value-type="float" office:value="14" calcext:value-type="float">
            <text:p>14</text:p>
          </table:table-cell>
          <table:table-cell table:number-columns-repeated="1022"/>
        </table:table-row>
        <table:table-row table:style-name="ro5">
          <table:table-cell office:value-type="string" calcext:value-type="string">
            <text:p>Destory Undead</text:p>
          </table:table-cell>
          <table:table-cell office:value-type="float" office:value="25" calcext:value-type="float">
            <text:p>25</text:p>
          </table:table-cell>
          <table:table-cell table:number-columns-repeated="1022"/>
        </table:table-row>
        <table:table-row table:style-name="ro5">
          <table:table-cell office:value-type="string" calcext:value-type="string">
            <text:p>Cure Disease</text:p>
          </table:table-cell>
          <table:table-cell office:value-type="float" office:value="35" calcext:value-type="float">
            <text:p>35</text:p>
          </table:table-cell>
          <table:table-cell table:number-columns-repeated="1022"/>
        </table:table-row>
        <table:table-row table:style-name="ro5">
          <table:table-cell office:value-type="string" calcext:value-type="string">
            <text:p>Fireball</text:p>
          </table:table-cell>
          <table:table-cell office:value-type="float" office:value="25" calcext:value-type="float">
            <text:p>25</text:p>
          </table:table-cell>
          <table:table-cell table:number-columns-repeated="2"/>
          <table:table-cell table:style-name="ce222"/>
          <table:table-cell table:number-columns-repeated="1019"/>
        </table:table-row>
        <table:table-row table:style-name="ro5">
          <table:table-cell office:value-type="string" calcext:value-type="string">
            <text:p>Cure Serious Wounds</text:p>
          </table:table-cell>
          <table:table-cell office:value-type="float" office:value="28" calcext:value-type="float">
            <text:p>28</text:p>
          </table:table-cell>
          <table:table-cell table:number-columns-repeated="1022"/>
        </table:table-row>
        <table:table-row table:style-name="ro5" table:number-rows-repeated="1048565">
          <table:table-cell table:number-columns-repeated="1024"/>
        </table:table-row>
        <table:table-row table:style-name="ro5">
          <table:table-cell table:number-columns-repeated="1024"/>
        </table:table-row>
      </table:table>
      <table:table table:name="Equipment" table:style-name="ta7" table:protected="true">
        <loext:table-protection loext:select-protected-cells="true" loext:select-unprotected-cells="true"/>
        <table:table-column table:style-name="co25" table:default-cell-style-name="ce206"/>
        <table:table-column table:style-name="co26" table:default-cell-style-name="ce206"/>
        <table:table-column table:style-name="co27" table:default-cell-style-name="ce206"/>
        <table:table-column table:style-name="co28" table:default-cell-style-name="ce206"/>
        <table:table-column table:style-name="co18" table:default-cell-style-name="ce206"/>
        <table:table-column table:style-name="co2" table:number-columns-repeated="1019" table:default-cell-style-name="ce118"/>
        <table:table-row table:style-name="ro5">
          <table:table-cell table:style-name="ce204" office:value-type="string" calcext:value-type="string">
            <text:p>Name</text:p>
          </table:table-cell>
          <table:table-cell table:style-name="ce204" office:value-type="string" calcext:value-type="string">
            <text:p>Location</text:p>
          </table:table-cell>
          <table:table-cell table:style-name="ce204" office:value-type="string" calcext:value-type="string">
            <text:p>Description</text:p>
          </table:table-cell>
          <table:table-cell table:style-name="ce204" office:value-type="string" calcext:value-type="string">
            <text:p>Weight</text:p>
          </table:table-cell>
          <table:table-cell table:style-name="ce204" office:value-type="string" calcext:value-type="string">
            <text:p>Notes</text:p>
          </table:table-cell>
          <table:table-cell table:number-columns-repeated="1019"/>
        </table:table-row>
        <table:table-row table:style-name="ro7">
          <table:table-cell table:number-columns-repeated="2"/>
          <table:table-cell table:style-name="ce223"/>
          <table:table-cell table:number-columns-repeated="1021"/>
        </table:table-row>
        <table:table-row table:style-name="ro5" table:number-rows-repeated="1048573">
          <table:table-cell table:number-columns-repeated="1024"/>
        </table:table-row>
        <table:table-row table:style-name="ro5">
          <table:table-cell table:number-columns-repeated="1024"/>
        </table:table-row>
      </table:table>
      <table:table table:name="Inventory" table:style-name="ta8" table:protected="true">
        <loext:table-protection loext:select-protected-cells="true" loext:select-unprotected-cells="true"/>
        <table:table-column table:style-name="co29" table:default-cell-style-name="ce206"/>
        <table:table-column table:style-name="co30" table:default-cell-style-name="ce206"/>
        <table:table-column table:style-name="co28" table:default-cell-style-name="ce206"/>
        <table:table-column table:style-name="co31" table:default-cell-style-name="ce206"/>
        <table:table-column table:style-name="co2" table:number-columns-repeated="1020" table:default-cell-style-name="ce118"/>
        <table:table-row table:style-name="ro5">
          <table:table-cell table:style-name="ce204" office:value-type="string" calcext:value-type="string">
            <text:p>Name</text:p>
          </table:table-cell>
          <table:table-cell table:style-name="ce204" office:value-type="string" calcext:value-type="string">
            <text:p>Description</text:p>
          </table:table-cell>
          <table:table-cell table:style-name="ce204" office:value-type="string" calcext:value-type="string">
            <text:p>Weight</text:p>
          </table:table-cell>
          <table:table-cell table:style-name="ce204" office:value-type="string" calcext:value-type="string">
            <text:p>Notes</text:p>
          </table:table-cell>
          <table:table-cell table:number-columns-repeated="1020"/>
        </table:table-row>
        <table:table-row table:style-name="ro5" table:number-rows-repeated="1048574">
          <table:table-cell table:number-columns-repeated="1024"/>
        </table:table-row>
        <table:table-row table:style-name="ro5">
          <table:table-cell table:number-columns-repeated="1024"/>
        </table:table-row>
      </table:table>
      <table:table table:name="Treasure" table:style-name="ta9">
        <table:table-column table:style-name="co32" table:default-cell-style-name="ce118"/>
        <table:table-column table:style-name="co4" table:default-cell-style-name="ce118"/>
        <table:table-column table:style-name="co10" table:default-cell-style-name="ce118"/>
        <table:table-column table:style-name="co2" table:number-columns-repeated="1021" table:default-cell-style-name="ce118"/>
        <table:table-row table:style-name="ro5" table:number-rows-repeated="1048575">
          <table:table-cell table:number-columns-repeated="1024"/>
        </table:table-row>
        <table:table-row table:style-name="ro5">
          <table:table-cell table:number-columns-repeated="1024"/>
        </table:table-row>
      </table:table>
      <table:table table:name="Class Effects" table:style-name="ta10">
        <table:table-column table:style-name="co33" table:default-cell-style-name="ce118"/>
        <table:table-column table:style-name="co2" table:number-columns-repeated="1023" table:default-cell-style-name="ce118"/>
        <table:table-row table:style-name="ro5" table:number-rows-repeated="1048575">
          <table:table-cell table:number-columns-repeated="1024"/>
        </table:table-row>
        <table:table-row table:style-name="ro5">
          <table:table-cell table:number-columns-repeated="1024"/>
        </table:table-row>
      </table:table>
      <table:table table:name="Racial Effects" table:style-name="ta11">
        <table:table-column table:style-name="co34" table:default-cell-style-name="ce118"/>
        <table:table-column table:style-name="co2" table:number-columns-repeated="1023" table:default-cell-style-name="ce118"/>
        <table:table-row table:style-name="ro2">
          <table:table-cell table:style-name="ce224"/>
          <table:table-cell table:number-columns-repeated="1023"/>
        </table:table-row>
        <table:table-row table:style-name="ro8">
          <table:table-cell table:style-name="ce224"/>
          <table:table-cell table:number-columns-repeated="1023"/>
        </table:table-row>
        <table:table-row table:style-name="ro5" table:number-rows-repeated="1048573">
          <table:table-cell table:number-columns-repeated="1024"/>
        </table:table-row>
        <table:table-row table:style-name="ro5">
          <table:table-cell table:number-columns-repeated="1024"/>
        </table:table-row>
      </table:table>
      <table:table table:name="Star Sign Effects" table:style-name="ta12">
        <table:table-column table:style-name="co35" table:default-cell-style-name="ce118"/>
        <table:table-column table:style-name="co2" table:number-columns-repeated="1023" table:default-cell-style-name="ce118"/>
        <table:table-row table:style-name="ro2">
          <table:table-cell table:style-name="ce224"/>
          <table:table-cell table:number-columns-repeated="1023"/>
        </table:table-row>
        <table:table-row table:style-name="ro2" table:number-rows-repeated="2">
          <table:table-cell table:style-name="ce225"/>
          <table:table-cell table:number-columns-repeated="1023"/>
        </table:table-row>
        <table:table-row table:style-name="ro2">
          <table:table-cell table:style-name="ce226"/>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License" table:style-name="ta13" table:protected="true">
        <loext:table-protection loext:select-protected-cells="true" loext:select-unprotected-cells="true"/>
        <table:table-column table:style-name="co2" table:number-columns-repeated="1024" table:default-cell-style-name="ce118"/>
        <table:table-row table:style-name="ro9">
          <table:table-cell table:style-name="ce227" office:value-type="string" calcext:value-type="string" table:number-columns-spanned="11" table:number-rows-spanned="250">
            <text:p>Attribution-NonCommercial 4.0 International</text:p>
            <text:p/>
            <text:p>=======================================================================</text:p>
            <text:p/>
            <text:p>Creative Commons Corporation ("Creative Commons") is not a law firm and</text:p>
            <text:p>does not provide legal services or legal advice. Distribution of</text:p>
            <text:p>Creative Commons public licenses does not create a lawyer-client or</text:p>
            <text:p>other relationship. Creative Commons makes its licenses and related</text:p>
            <text:p>information available on an "as-is" basis. Creative Commons gives no</text:p>
            <text:p>warranties regarding its licenses, any material licensed under their</text:p>
            <text:p>terms and conditions, or any related information. Creative Commons</text:p>
            <text:p>disclaims all liability for damages resulting from their use to the</text:p>
            <text:p>fullest extent possible.</text:p>
            <text:p/>
            <text:p>Using Creative Commons Public Licenses</text:p>
            <text:p/>
            <text:p>Creative Commons public licenses provide a standard set of terms and</text:p>
            <text:p>conditions that creators and other rights holders may use to share</text:p>
            <text:p>original works of authorship and other material subject to copyright</text:p>
            <text:p>and certain other rights specified in the public license below. The</text:p>
            <text:p>following considerations are for informational purposes only, are not</text:p>
            <text:p>exhaustive, and do not form part of our licenses.</text:p>
            <text:p/>
            <text:p>     Considerations for licensors: Our public licenses are</text:p>
            <text:p>     intended for use by those authorized to give the public</text:p>
            <text:p>     permission to use material in ways otherwise restricted by</text:p>
            <text:p>     copyright and certain other rights. Our licenses are</text:p>
            <text:p>     irrevocable. Licensors should read and understand the terms</text:p>
            <text:p>     and conditions of the license they choose before applying it.</text:p>
            <text:p>     Licensors should also secure all rights necessary before</text:p>
            <text:p>     applying our licenses so that the public can reuse the</text:p>
            <text:p>     material as expected. Licensors should clearly mark any</text:p>
            <text:p>     material not subject to the license. This includes other CC-</text:p>
            <text:p>     licensed material, or material used under an exception or</text:p>
            <text:p>     limitation to copyright. More considerations for licensors:</text:p>
            <text:p> wiki.creativecommons.org/Considerations_for_licensors</text:p>
            <text:p/>
            <text:p>     Considerations for the public: By using one of our public</text:p>
            <text:p>     licenses, a licensor grants the public permission to use the</text:p>
            <text:p>     licensed material under specified terms and conditions. If</text:p>
            <text:p>     the licensor's permission is not necessary for any reason--for</text:p>
            <text:p>     example, because of any applicable exception or limitation to</text:p>
            <text:p>     copyright--then that use is not regulated by the license. Our</text:p>
            <text:p>     licenses grant only permissions under copyright and certain</text:p>
            <text:p>     other rights that a licensor has authority to grant. Use of</text:p>
            <text:p>     the licensed material may still be restricted for other</text:p>
            <text:p>     reasons, including because others have copyright or other</text:p>
            <text:p>     rights in the material. A licensor may make special requests,</text:p>
            <text:p>     such as asking that all changes be marked or described.</text:p>
            <text:p>     Although not required by our licenses, you are encouraged to</text:p>
            <text:p>     respect those requests where reasonable. More_considerations</text:p>
            <text:p>     for the public: </text:p>
            <text:p> wiki.creativecommons.org/Considerations_for_licensees</text:p>
            <text:p/>
            <text:p>=======================================================================</text:p>
            <text:p/>
            <text:p>Creative Commons Attribution-NonCommercial 4.0 International Public</text:p>
            <text:p>License</text:p>
            <text:p/>
            <text:p>By exercising the Licensed Rights (defined below), You accept and agree</text:p>
            <text:p>to be bound by the terms and conditions of this Creative Commons</text:p>
            <text:p>Attribution-NonCommercial 4.0 International Public License ("Public</text:p>
            <text:p>License"). To the extent this Public License may be interpreted as a</text:p>
            <text:p>contract, You are granted the Licensed Rights in consideration of Your</text:p>
            <text:p>acceptance of these terms and conditions, and the Licensor grants You</text:p>
            <text:p>such rights in consideration of benefits the Licensor receives from</text:p>
            <text:p>making the Licensed Material available under these terms and</text:p>
            <text:p>conditions.</text:p>
            <text:p/>
            <text:p/>
            <text:p>Section 1 -- Definitions.</text:p>
            <text:p/>
            <text:p>  a. Adapted Material means material subject to Copyright and Similar</text:p>
            <text:p>     Rights that is derived from or based upon the Licensed Material</text:p>
            <text:p>     and in which the Licensed Material is translated, altered,</text:p>
            <text:p>     arranged, transformed, or otherwise modified in a manner requiring</text:p>
            <text:p>     permission under the Copyright and Similar Rights held by the</text:p>
            <text:p>     Licensor. For purposes of this Public License, where the Licensed</text:p>
            <text:p>     Material is a musical work, performance, or sound recording,</text:p>
            <text:p>     Adapted Material is always produced where the Licensed Material is</text:p>
            <text:p>     synched in timed relation with a moving image.</text:p>
            <text:p/>
            <text:p>  b. Adapter's License means the license You apply to Your Copyright</text:p>
            <text:p>     and Similar Rights in Your contributions to Adapted Material in</text:p>
            <text:p>     accordance with the terms and conditions of this Public License.</text:p>
            <text:p/>
            <text:p>  c. Copyright and Similar Rights means copyright and/or similar rights</text:p>
            <text:p>     closely related to copyright including, without limitation,</text:p>
            <text:p>     performance, broadcast, sound recording, and Sui Generis Database</text:p>
            <text:p>     Rights, without regard to how the rights are labeled or</text:p>
            <text:p>     categorized. For purposes of this Public License, the rights</text:p>
            <text:p>     specified in Section 2(b)(1)-(2) are not Copyright and Similar</text:p>
            <text:p>     Rights.</text:p>
            <text:p>  d. Effective Technological Measures means those measures that, in the</text:p>
            <text:p>     absence of proper authority, may not be circumvented under laws</text:p>
            <text:p>     fulfilling obligations under Article 11 of the WIPO Copyright</text:p>
            <text:p>     Treaty adopted on December 20, 1996, and/or similar international</text:p>
            <text:p>     agreements.</text:p>
            <text:p/>
            <text:p>  e. Exceptions and Limitations means fair use, fair dealing, and/or</text:p>
            <text:p>     any other exception or limitation to Copyright and Similar Rights</text:p>
            <text:p>     that applies to Your use of the Licensed Material.</text:p>
            <text:p/>
            <text:p>  f. Licensed Material means the artistic or literary work, database,</text:p>
            <text:p>     or other material to which the Licensor applied this Public</text:p>
            <text:p>     License.</text:p>
            <text:p/>
            <text:p>  g. Licensed Rights means the rights granted to You subject to the</text:p>
            <text:p>     terms and conditions of this Public License, which are limited to</text:p>
            <text:p>     all Copyright and Similar Rights that apply to Your use of the</text:p>
            <text:p>     Licensed Material and that the Licensor has authority to license.</text:p>
            <text:p/>
            <text:p>  h. Licensor means the individual(s) or entity(ies) granting rights</text:p>
            <text:p>     under this Public License.</text:p>
            <text:p/>
            <text:p>  i. NonCommercial means not primarily intended for or directed towards</text:p>
            <text:p>     commercial advantage or monetary compensation. For purposes of</text:p>
            <text:p>     this Public License, the exchange of the Licensed Material for</text:p>
            <text:p>     other material subject to Copyright and Similar Rights by digital</text:p>
            <text:p>     file-sharing or similar means is NonCommercial provided there is</text:p>
            <text:p>     no payment of monetary compensation in connection with the</text:p>
            <text:p>     exchange.</text:p>
            <text:p/>
            <text:p>  j. Share means to provide material to the public by any means or</text:p>
            <text:p>     process that requires permission under the Licensed Rights, such</text:p>
            <text:p>     as reproduction, public display, public performance, distribution,</text:p>
            <text:p>     dissemination, communication, or importation, and to make material</text:p>
            <text:p>     available to the public including in ways that members of the</text:p>
            <text:p>     public may access the material from a place and at a time</text:p>
            <text:p>     individually chosen by them.</text:p>
            <text:p/>
            <text:p>  k. Sui Generis Database Rights means rights other than copyright</text:p>
            <text:p>     resulting from Directive 96/9/EC of the European Parliament and of</text:p>
            <text:p>     the Council of 11 March 1996 on the legal protection of databases,</text:p>
            <text:p>     as amended and/or succeeded, as well as other essentially</text:p>
            <text:p>     equivalent rights anywhere in the world.</text:p>
            <text:p/>
            <text:p>  l. You means the individual or entity exercising the Licensed Rights</text:p>
            <text:p>     under this Public License. Your has a corresponding meaning.</text:p>
            <text:p/>
            <text:p/>
            <text:p>Section 2 -- Scope.</text:p>
            <text:p/>
            <text:p>  a. License grant.</text:p>
            <text:p/>
            <text:p>       1. Subject to the terms and conditions of this Public License,</text:p>
            <text:p>          the Licensor hereby grants You a worldwide, royalty-free,</text:p>
            <text:p>          non-sublicensable, non-exclusive, irrevocable license to</text:p>
            <text:p>          exercise the Licensed Rights in the Licensed Material to:</text:p>
            <text:p/>
            <text:p>            a. reproduce and Share the Licensed Material, in whole or</text:p>
            <text:p>               in part, for NonCommercial purposes only; and</text:p>
            <text:p/>
            <text:p>            b. produce, reproduce, and Share Adapted Material for</text:p>
            <text:p>               NonCommercial purposes only.</text:p>
            <text:p/>
            <text:p>       2. Exceptions and Limitations. For the avoidance of doubt, where</text:p>
            <text:p>          Exceptions and Limitations apply to Your use, this Public</text:p>
            <text:p>          License does not apply, and You do not need to comply with</text:p>
            <text:p>          its terms and conditions.</text:p>
            <text:p/>
            <text:p>       3. Term. The term of this Public License is specified in Section</text:p>
            <text:p>          6(a).</text:p>
            <text:p/>
            <text:p>       4. Media and formats; technical modifications allowed. The</text:p>
            <text:p>          Licensor authorizes You to exercise the Licensed Rights in</text:p>
            <text:p>          all media and formats whether now known or hereafter created,</text:p>
            <text:p>          and to make technical modifications necessary to do so. The</text:p>
            <text:p>          Licensor waives and/or agrees not to assert any right or</text:p>
            <text:p>          authority to forbid You from making technical modifications</text:p>
            <text:p>          necessary to exercise the Licensed Rights, including</text:p>
            <text:p>          technical modifications necessary to circumvent Effective</text:p>
            <text:p>          Technological Measures. For purposes of this Public License,</text:p>
            <text:p>          simply making modifications authorized by this Section 2(a)</text:p>
            <text:p>          (4) never produces Adapted Material.</text:p>
            <text:p/>
            <text:p>       5. Downstream recipients.</text:p>
            <text:p/>
            <text:p>            a. Offer from the Licensor -- Licensed Material. Every</text:p>
            <text:p>               recipient of the Licensed Material automatically</text:p>
            <text:p>               receives an offer from the Licensor to exercise the</text:p>
            <text:p>               Licensed Rights under the terms and conditions of this</text:p>
            <text:p>               Public License.</text:p>
            <text:p/>
            <text:p>            b. No downstream restrictions. You may not offer or impose</text:p>
            <text:p>               any additional or different terms or conditions on, or</text:p>
            <text:p>               apply any Effective Technological Measures to, the</text:p>
            <text:p>               Licensed Material if doing so restricts exercise of the</text:p>
            <text:p>               Licensed Rights by any recipient of the Licensed</text:p>
            <text:p>               Material.</text:p>
            <text:p/>
            <text:p>       6. No endorsement. Nothing in this Public License constitutes or</text:p>
            <text:p>          may be construed as permission to assert or imply that You</text:p>
            <text:p>          are, or that Your use of the Licensed Material is, connected</text:p>
            <text:p>          with, or sponsored, endorsed, or granted official status by,</text:p>
            <text:p>          the Licensor or others designated to receive attribution as</text:p>
            <text:p>          provided in Section 3(a)(1)(A)(i).</text:p>
            <text:p/>
            <text:p>  b. Other rights.</text:p>
            <text:p/>
            <text:p>       1. Moral rights, such as the right of integrity, are not</text:p>
            <text:p>          licensed under this Public License, nor are publicity,</text:p>
            <text:p>          privacy, and/or other similar personality rights; however, to</text:p>
            <text:p>          the extent possible, the Licensor waives and/or agrees not to</text:p>
            <text:p>          assert any such rights held by the Licensor to the limited</text:p>
            <text:p>          extent necessary to allow You to exercise the Licensed</text:p>
            <text:p>          Rights, but not otherwise.</text:p>
            <text:p/>
            <text:p>       2. Patent and trademark rights are not licensed under this</text:p>
            <text:p>          Public License.</text:p>
            <text:p/>
            <text:p>       3. To the extent possible, the Licensor waives any right to</text:p>
            <text:p>          collect royalties from You for the exercise of the Licensed</text:p>
            <text:p>          Rights, whether directly or through a collecting society</text:p>
            <text:p>          under any voluntary or waivable statutory or compulsory</text:p>
            <text:p>          licensing scheme. In all other cases the Licensor expressly</text:p>
            <text:p>          reserves any right to collect such royalties, including when</text:p>
            <text:p>          the Licensed Material is used other than for NonCommercial</text:p>
            <text:p>          purposes.</text:p>
            <text:p/>
            <text:p/>
            <text:p>Section 3 -- License Conditions.</text:p>
            <text:p/>
            <text:p>Your exercise of the Licensed Rights is expressly made subject to the</text:p>
            <text:p>following conditions.</text:p>
            <text:p/>
            <text:p>  a. Attribution.</text:p>
            <text:p/>
            <text:p>       1. If You Share the Licensed Material (including in modified</text:p>
            <text:p>          form), You must:</text:p>
            <text:p/>
            <text:p>            a. retain the following if it is supplied by the Licensor</text:p>
            <text:p>               with the Licensed Material:</text:p>
            <text:p/>
            <text:p>                 i. identification of the creator(s) of the Licensed</text:p>
            <text:p>                    Material and any others designated to receive</text:p>
            <text:p>                    attribution, in any reasonable manner requested by</text:p>
            <text:p>                    the Licensor (including by pseudonym if</text:p>
            <text:p>                    designated);</text:p>
            <text:p/>
            <text:p>                ii. a copyright notice;</text:p>
            <text:p/>
            <text:p>               iii. a notice that refers to this Public License;</text:p>
            <text:p/>
            <text:p>                iv. a notice that refers to the disclaimer of</text:p>
            <text:p>                    warranties;</text:p>
            <text:p/>
            <text:p>                 v. a URI or hyperlink to the Licensed Material to the</text:p>
            <text:p>                    extent reasonably practicable;</text:p>
            <text:p/>
            <text:p>            b. indicate if You modified the Licensed Material and</text:p>
            <text:p>               retain an indication of any previous modifications; and</text:p>
            <text:p/>
            <text:p>            c. indicate the Licensed Material is licensed under this</text:p>
            <text:p>               Public License, and include the text of, or the URI or</text:p>
            <text:p>               hyperlink to, this Public License.</text:p>
            <text:p/>
            <text:p>       2. You may satisfy the conditions in Section 3(a)(1) in any</text:p>
            <text:p>          reasonable manner based on the medium, means, and context in</text:p>
            <text:p>          which You Share the Licensed Material. For example, it may be</text:p>
            <text:p>          reasonable to satisfy the conditions by providing a URI or</text:p>
            <text:p>          hyperlink to a resource that includes the required</text:p>
            <text:p>          information.</text:p>
            <text:p/>
            <text:p>       3. If requested by the Licensor, You must remove any of the</text:p>
            <text:p>          information required by Section 3(a)(1)(A) to the extent</text:p>
            <text:p>          reasonably practicable.</text:p>
            <text:p/>
            <text:p>       4. If You Share Adapted Material You produce, the Adapter's</text:p>
            <text:p>          License You apply must not prevent recipients of the Adapted</text:p>
            <text:p>          Material from complying with this Public License.</text:p>
            <text:p/>
            <text:p/>
            <text:p>Section 4 -- Sui Generis Database Rights.</text:p>
            <text:p/>
            <text:p>Where the Licensed Rights include Sui Generis Database Rights that</text:p>
            <text:p>apply to Your use of the Licensed Material:</text:p>
            <text:p/>
            <text:p>  a. for the avoidance of doubt, Section 2(a)(1) grants You the right</text:p>
            <text:p>     to extract, reuse, reproduce, and Share all or a substantial</text:p>
            <text:p>     portion of the contents of the database for NonCommercial purposes</text:p>
            <text:p>     only;</text:p>
            <text:p/>
            <text:p>  b. if You include all or a substantial portion of the database</text:p>
            <text:p>     contents in a database in which You have Sui Generis Database</text:p>
            <text:p>     Rights, then the database in which You have Sui Generis Database</text:p>
            <text:p>     Rights (but not its individual contents) is Adapted Material; and</text:p>
            <text:p/>
            <text:p>  c. You must comply with the conditions in Section 3(a) if You Share</text:p>
            <text:p>     all or a substantial portion of the contents of the database.</text:p>
            <text:p/>
            <text:p>For the avoidance of doubt, this Section 4 supplements and does not</text:p>
            <text:p>replace Your obligations under this Public License where the Licensed</text:p>
            <text:p>Rights include other Copyright and Similar Rights.</text:p>
            <text:p/>
            <text:p/>
            <text:p>Section 5 -- Disclaimer of Warranties and Limitation of Liability.</text:p>
            <text:p/>
            <text:p>  a. UNLESS OTHERWISE SEPARATELY UNDERTAKEN BY THE LICENSOR, TO THE</text:p>
            <text:p>     EXTENT POSSIBLE, THE LICENSOR OFFERS THE LICENSED MATERIAL AS-IS</text:p>
            <text:p>     AND AS-AVAILABLE, AND MAKES NO REPRESENTATIONS OR WARRANTIES OF</text:p>
            <text:p>     ANY KIND CONCERNING THE LICENSED MATERIAL, WHETHER EXPRESS,</text:p>
            <text:p>     IMPLIED, STATUTORY, OR OTHER. THIS INCLUDES, WITHOUT LIMITATION,</text:p>
            <text:p>     WARRANTIES OF TITLE, MERCHANTABILITY, FITNESS FOR A PARTICULAR</text:p>
            <text:p>     PURPOSE, NON-INFRINGEMENT, ABSENCE OF LATENT OR OTHER DEFECTS,</text:p>
            <text:p>     ACCURACY, OR THE PRESENCE OR ABSENCE OF ERRORS, WHETHER OR NOT</text:p>
            <text:p>     KNOWN OR DISCOVERABLE. WHERE DISCLAIMERS OF WARRANTIES ARE NOT</text:p>
            <text:p>     ALLOWED IN FULL OR IN PART, THIS DISCLAIMER MAY NOT APPLY TO YOU.</text:p>
            <text:p/>
            <text:p>  b. TO THE EXTENT POSSIBLE, IN NO EVENT WILL THE LICENSOR BE LIABLE</text:p>
            <text:p>     TO YOU ON ANY LEGAL THEORY (INCLUDING, WITHOUT LIMITATION,</text:p>
            <text:p>     NEGLIGENCE) OR OTHERWISE FOR ANY DIRECT, SPECIAL, INDIRECT,</text:p>
            <text:p>     INCIDENTAL, CONSEQUENTIAL, PUNITIVE, EXEMPLARY, OR OTHER LOSSES,</text:p>
            <text:p>     COSTS, EXPENSES, OR DAMAGES ARISING OUT OF THIS PUBLIC LICENSE OR</text:p>
            <text:p>     USE OF THE LICENSED MATERIAL, EVEN IF THE LICENSOR HAS BEEN</text:p>
            <text:p>     ADVISED OF THE POSSIBILITY OF SUCH LOSSES, COSTS, EXPENSES, OR</text:p>
            <text:p>     DAMAGES. WHERE A LIMITATION OF LIABILITY IS NOT ALLOWED IN FULL OR</text:p>
            <text:p>     IN PART, THIS LIMITATION MAY NOT APPLY TO YOU.</text:p>
            <text:p/>
            <text:p>  c. The disclaimer of warranties and limitation of liability provided</text:p>
            <text:p>     above shall be interpreted in a manner that, to the extent</text:p>
            <text:p>     possible, most closely approximates an absolute disclaimer and</text:p>
            <text:p>     waiver of all liability.</text:p>
            <text:p/>
            <text:p/>
            <text:p>Section 6 -- Term and Termination.</text:p>
            <text:p/>
            <text:p>  a. This Public License applies for the term of the Copyright and</text:p>
            <text:p>     Similar Rights licensed here. However, if You fail to comply with</text:p>
            <text:p>     this Public License, then Your rights under this Public License</text:p>
            <text:p>     terminate automatically.</text:p>
            <text:p/>
            <text:p>  b. Where Your right to use the Licensed Material has terminated under</text:p>
            <text:p>     Section 6(a), it reinstates:</text:p>
            <text:p/>
            <text:p>       1. automatically as of the date the violation is cured, provided</text:p>
            <text:p>          it is cured within 30 days of Your discovery of the</text:p>
            <text:p>          violation; or</text:p>
            <text:p/>
            <text:p>       2. upon express reinstatement by the Licensor.</text:p>
            <text:p/>
            <text:p>     For the avoidance of doubt, this Section 6(b) does not affect any</text:p>
            <text:p>     right the Licensor may have to seek remedies for Your violations</text:p>
            <text:p>     of this Public License.</text:p>
            <text:p/>
            <text:p>  c. For the avoidance of doubt, the Licensor may also offer the</text:p>
            <text:p>     Licensed Material under separate terms or conditions or stop</text:p>
            <text:p>     distributing the Licensed Material at any time; however, doing so</text:p>
            <text:p>     will not terminate this Public License.</text:p>
            <text:p/>
            <text:p>  d. Sections 1, 5, 6, 7, and 8 survive termination of this Public</text:p>
            <text:p>     License.</text:p>
            <text:p/>
            <text:p/>
            <text:p>Section 7 -- Other Terms and Conditions.</text:p>
            <text:p/>
            <text:p>  a. The Licensor shall not be bound by any additional or different</text:p>
            <text:p>     terms or conditions communicated by You unless expressly agreed.</text:p>
            <text:p/>
            <text:p>  b. Any arrangements, understandings, or agreements regarding the</text:p>
            <text:p>     Licensed Material not stated herein are separate from and</text:p>
            <text:p>     independent of the terms and conditions of this Public License.</text:p>
            <text:p/>
            <text:p/>
            <text:p>Section 8 -- Interpretation.</text:p>
            <text:p/>
            <text:p>  a. For the avoidance of doubt, this Public License does not, and</text:p>
            <text:p>     shall not be interpreted to, reduce, limit, restrict, or impose</text:p>
            <text:p>     conditions on any use of the Licensed Material that could lawfully</text:p>
            <text:p>     be made without permission under this Public License.</text:p>
            <text:p/>
            <text:p>  b. To the extent possible, if any provision of this Public License is</text:p>
            <text:p>     deemed unenforceable, it shall be automatically reformed to the</text:p>
            <text:p>     minimum extent necessary to make it enforceable. If the provision</text:p>
            <text:p>     cannot be reformed, it shall be severed from this Public License</text:p>
            <text:p>     without affecting the enforceability of the remaining terms and</text:p>
            <text:p>     conditions.</text:p>
            <text:p/>
            <text:p>  c. No term or condition of this Public License will be waived and no</text:p>
            <text:p>     failure to comply consented to unless expressly agreed to by the</text:p>
            <text:p>     Licensor.</text:p>
            <text:p/>
            <text:p>  d. Nothing in this Public License constitutes or may be interpreted</text:p>
            <text:p>     as a limitation upon, or waiver of, any privileges and immunities</text:p>
            <text:p>     that apply to the Licensor or You, including from the legal</text:p>
            <text:p>     processes of any jurisdiction or authority.</text:p>
            <text:p/>
            <text:p>=======================================================================</text:p>
            <text:p/>
            <text:p>Creative Commons is not a party to its public</text:p>
            <text:p>licenses. Notwithstanding, Creative Commons may elect to apply one of</text:p>
            <text:p>its public licenses to material it publishes and in those instances</text:p>
            <text:p>will be considered the “Licensor.” The text of the Creative Commons</text:p>
            <text:p>public licenses is dedicated to the public domain under the CC0 Public</text:p>
            <text:p>Domain Dedication. Except for the limited purpose of indicating that</text:p>
            <text:p>material is shared under a Creative Commons public license or as</text:p>
            <text:p>otherwise permitted by the Creative Commons policies published at</text:p>
            <text:p>creativecommons.org/policies, Creative Commons does not authorize the</text:p>
            <text:p>use of the trademark "Creative Commons" or any other trademark or logo</text:p>
            <text:p>of Creative Commons without its prior written consent including,</text:p>
            <text:p>without limitation, in connection with any unauthorized modifications</text:p>
            <text:p>to any of its public licenses or any other arrangements,</text:p>
            <text:p>understandings, or agreements concerning use of licensed material. For</text:p>
            <text:p>the avoidance of doubt, this paragraph does not form part of the</text:p>
            <text:p>public licenses.</text:p>
            <text:p/>
            <text:p>Creative Commons may be contacted at creativecommons.org.</text:p>
            <text:p/>
          </table:table-cell>
          <table:covered-table-cell table:number-columns-repeated="10"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covered-table-cell table:number-columns-repeated="11" table:style-name="ce228"/>
          <table:table-cell table:number-columns-repeated="1013"/>
        </table:table-row>
        <table:table-row table:style-name="ro5" table:number-rows-repeated="1048325">
          <table:table-cell table:number-columns-repeated="1024"/>
        </table:table-row>
        <table:table-row table:style-name="ro5">
          <table:table-cell table:number-columns-repeated="1024"/>
        </table:table-row>
      </table:table>
      <table:table table:name="Drop Down Lists" table:style-name="ta14" table:protected="true">
        <loext:table-protection loext:select-protected-cells="true" loext:select-unprotected-cells="true"/>
        <table:table-column table:style-name="co36" table:default-cell-style-name="Default"/>
        <table:table-column table:style-name="co37" table:default-cell-style-name="Default"/>
        <table:table-column table:style-name="co38" table:default-cell-style-name="Default"/>
        <table:table-column table:style-name="co36" table:number-columns-repeated="2" table:default-cell-style-name="Default"/>
        <table:table-column table:style-name="co39" table:default-cell-style-name="Default"/>
        <table:table-column table:style-name="co40" table:default-cell-style-name="Default"/>
        <table:table-column table:style-name="co36" table:number-columns-repeated="1017" table:default-cell-style-name="Default"/>
        <table:table-row table:style-name="ro2">
          <table:table-cell office:value-type="string" calcext:value-type="string">
            <text:p>Male</text:p>
          </table:table-cell>
          <table:table-cell office:value-type="string" calcext:value-type="string">
            <text:p>Dark Night</text:p>
          </table:table-cell>
          <table:table-cell table:number-columns-repeated="2" office:value-type="float" office:value="1" calcext:value-type="float">
            <text:p>1</text:p>
          </table:table-cell>
          <table:table-cell office:value-type="string" calcext:value-type="string">
            <text:p>Raven</text:p>
          </table:table-cell>
          <table:table-cell office:value-type="string" calcext:value-type="string">
            <text:p>Troll</text:p>
          </table:table-cell>
          <table:table-cell office:value-type="string" calcext:value-type="string">
            <text:p>Fighter</text:p>
          </table:table-cell>
          <table:table-cell table:number-columns-repeated="1017"/>
        </table:table-row>
        <table:table-row table:style-name="ro2">
          <table:table-cell office:value-type="string" calcext:value-type="string">
            <text:p>Female</text:p>
          </table:table-cell>
          <table:table-cell office:value-type="string" calcext:value-type="string">
            <text:p>OneWeek</text:p>
          </table:table-cell>
          <table:table-cell table:number-columns-repeated="2" office:value-type="float" office:value="2" calcext:value-type="float">
            <text:p>2</text:p>
          </table:table-cell>
          <table:table-cell office:value-type="string" calcext:value-type="string">
            <text:p>Book</text:p>
          </table:table-cell>
          <table:table-cell office:value-type="string" calcext:value-type="string">
            <text:p>Orc</text:p>
          </table:table-cell>
          <table:table-cell office:value-type="string" calcext:value-type="string">
            <text:p>Paladin</text:p>
          </table:table-cell>
          <table:table-cell table:number-columns-repeated="1017"/>
        </table:table-row>
        <table:table-row table:style-name="ro2">
          <table:table-cell/>
          <table:table-cell office:value-type="string" calcext:value-type="string">
            <text:p>TwoWeek</text:p>
          </table:table-cell>
          <table:table-cell table:number-columns-repeated="2" office:value-type="float" office:value="3" calcext:value-type="float">
            <text:p>3</text:p>
          </table:table-cell>
          <table:table-cell office:value-type="string" calcext:value-type="string">
            <text:p>Wand</text:p>
          </table:table-cell>
          <table:table-cell office:value-type="string" calcext:value-type="string">
            <text:p>Drakeling</text:p>
          </table:table-cell>
          <table:table-cell office:value-type="string" calcext:value-type="string">
            <text:p>Ranger</text:p>
          </table:table-cell>
          <table:table-cell table:number-columns-repeated="1017"/>
        </table:table-row>
        <table:table-row table:style-name="ro2">
          <table:table-cell/>
          <table:table-cell office:value-type="string" calcext:value-type="string">
            <text:p>Silver Night</text:p>
          </table:table-cell>
          <table:table-cell table:number-columns-repeated="2" office:value-type="float" office:value="4" calcext:value-type="float">
            <text:p>4</text:p>
          </table:table-cell>
          <table:table-cell office:value-type="string" calcext:value-type="string">
            <text:p>Unicorn</text:p>
          </table:table-cell>
          <table:table-cell office:value-type="string" calcext:value-type="string">
            <text:p>Mountain Dwarf</text:p>
          </table:table-cell>
          <table:table-cell office:value-type="string" calcext:value-type="string">
            <text:p>Thief</text:p>
          </table:table-cell>
          <table:table-cell table:number-columns-repeated="1017"/>
        </table:table-row>
        <table:table-row table:style-name="ro2">
          <table:table-cell/>
          <table:table-cell office:value-type="string" calcext:value-type="string">
            <text:p>ThreeWeek</text:p>
          </table:table-cell>
          <table:table-cell table:number-columns-repeated="2" office:value-type="float" office:value="5" calcext:value-type="float">
            <text:p>5</text:p>
          </table:table-cell>
          <table:table-cell office:value-type="string" calcext:value-type="string">
            <text:p>Salamander</text:p>
          </table:table-cell>
          <table:table-cell office:value-type="string" calcext:value-type="string">
            <text:p>Gray Elf</text:p>
          </table:table-cell>
          <table:table-cell office:value-type="string" calcext:value-type="string">
            <text:p>Assassin</text:p>
          </table:table-cell>
          <table:table-cell table:number-columns-repeated="1017"/>
        </table:table-row>
        <table:table-row table:style-name="ro2">
          <table:table-cell/>
          <table:table-cell office:value-type="string" calcext:value-type="string">
            <text:p>FourWeek</text:p>
          </table:table-cell>
          <table:table-cell table:number-columns-repeated="2" office:value-type="float" office:value="6" calcext:value-type="float">
            <text:p>6</text:p>
          </table:table-cell>
          <table:table-cell office:value-type="string" calcext:value-type="string">
            <text:p>Dragon</text:p>
          </table:table-cell>
          <table:table-cell office:value-type="string" calcext:value-type="string">
            <text:p>Gnome</text:p>
          </table:table-cell>
          <table:table-cell office:value-type="string" calcext:value-type="string">
            <text:p>Wizard</text:p>
          </table:table-cell>
          <table:table-cell table:number-columns-repeated="1017"/>
        </table:table-row>
        <table:table-row table:style-name="ro2">
          <table:table-cell table:number-columns-repeated="2"/>
          <table:table-cell table:number-columns-repeated="2" office:value-type="float" office:value="7" calcext:value-type="float">
            <text:p>7</text:p>
          </table:table-cell>
          <table:table-cell office:value-type="string" calcext:value-type="string">
            <text:p>Sword</text:p>
          </table:table-cell>
          <table:table-cell office:value-type="string" calcext:value-type="string">
            <text:p>Hurthling</text:p>
          </table:table-cell>
          <table:table-cell office:value-type="string" calcext:value-type="string">
            <text:p>Priest</text:p>
          </table:table-cell>
          <table:table-cell table:number-columns-repeated="1017"/>
        </table:table-row>
        <table:table-row table:style-name="ro2">
          <table:table-cell table:number-columns-repeated="2"/>
          <table:table-cell office:value-type="float" office:value="16" calcext:value-type="float">
            <text:p>16</text:p>
          </table:table-cell>
          <table:table-cell office:value-type="float" office:value="8" calcext:value-type="float">
            <text:p>8</text:p>
          </table:table-cell>
          <table:table-cell office:value-type="string" calcext:value-type="string">
            <text:p>Falcon</text:p>
          </table:table-cell>
          <table:table-cell office:value-type="string" calcext:value-type="string">
            <text:p>Human</text:p>
          </table:table-cell>
          <table:table-cell office:value-type="string" calcext:value-type="string">
            <text:p>Bard</text:p>
          </table:table-cell>
          <table:table-cell table:number-columns-repeated="1017"/>
        </table:table-row>
        <table:table-row table:style-name="ro2">
          <table:table-cell table:number-columns-repeated="3"/>
          <table:table-cell office:value-type="float" office:value="9" calcext:value-type="float">
            <text:p>9</text:p>
          </table:table-cell>
          <table:table-cell office:value-type="string" calcext:value-type="string">
            <text:p>Cup</text:p>
          </table:table-cell>
          <table:table-cell/>
          <table:table-cell office:value-type="string" calcext:value-type="string">
            <text:p>Monk</text:p>
          </table:table-cell>
          <table:table-cell table:number-columns-repeated="1017"/>
        </table:table-row>
        <table:table-row table:style-name="ro2">
          <table:table-cell table:number-columns-repeated="3"/>
          <table:table-cell office:value-type="float" office:value="10" calcext:value-type="float">
            <text:p>10</text:p>
          </table:table-cell>
          <table:table-cell office:value-type="string" calcext:value-type="string">
            <text:p>Candle</text:p>
          </table:table-cell>
          <table:table-cell/>
          <table:table-cell office:value-type="string" calcext:value-type="string">
            <text:p>Healer</text:p>
          </table:table-cell>
          <table:table-cell table:number-columns-repeated="1017"/>
        </table:table-row>
        <table:table-row table:style-name="ro2">
          <table:table-cell table:number-columns-repeated="4"/>
          <table:table-cell office:value-type="string" calcext:value-type="string">
            <text:p>Wolf</text:p>
          </table:table-cell>
          <table:table-cell/>
          <table:table-cell office:value-type="string" calcext:value-type="string">
            <text:p>Archer</text:p>
          </table:table-cell>
          <table:table-cell table:number-columns-repeated="1017"/>
        </table:table-row>
        <table:table-row table:style-name="ro2">
          <table:table-cell table:number-columns-repeated="4"/>
          <table:table-cell office:value-type="string" calcext:value-type="string">
            <text:p>Tree</text:p>
          </table:table-cell>
          <table:table-cell/>
          <table:table-cell office:value-type="string" calcext:value-type="string">
            <text:p>Farmer</text:p>
          </table:table-cell>
          <table:table-cell table:number-columns-repeated="1017"/>
        </table:table-row>
        <table:table-row table:style-name="ro2">
          <table:table-cell table:number-columns-repeated="6"/>
          <table:table-cell office:value-type="string" calcext:value-type="string">
            <text:p>Barbarian</text:p>
          </table:table-cell>
          <table:table-cell table:number-columns-repeated="1017"/>
        </table:table-row>
        <table:table-row table:style-name="ro2">
          <table:table-cell table:number-columns-repeated="6"/>
          <table:table-cell office:value-type="string" calcext:value-type="string">
            <text:p>Elementalist</text:p>
          </table:table-cell>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named-expressions>
        <table:named-range table:name="Alignment" table:base-cell-address="$Instructions.$A$1" table:cell-range-address="$Bio.$A$4"/>
        <table:named-range table:name="appearanceBonus" table:base-cell-address="$Instructions.$A$1" table:cell-range-address="$Stats.$G$8"/>
        <table:named-range table:name="appearanceTotal" table:base-cell-address="$Instructions.$A$1" table:cell-range-address="$Stats.$F$8"/>
        <table:named-range table:name="archeryLevel" table:base-cell-address="$Instructions.$A$1" table:cell-range-address="$Skills.$C$2"/>
        <table:named-range table:name="athleticsLevel" table:base-cell-address="$Instructions.$A$1" table:cell-range-address="$Skills.$C$3"/>
        <table:named-range table:name="birthDay" table:base-cell-address="$Instructions.$A$1" table:cell-range-address="$Bio.$J$6"/>
        <table:named-range table:name="birthWeek" table:base-cell-address="$Instructions.$A$1" table:cell-range-address="$Bio.$G$6"/>
        <table:named-range table:name="characterName" table:base-cell-address="$Instructions.$A$1" table:cell-range-address="$Bio.$A$2"/>
        <table:named-range table:name="charismaBonus" table:base-cell-address="$Instructions.$A$1" table:cell-range-address="$Stats.$G$7"/>
        <table:named-range table:name="charismaTotal" table:base-cell-address="$Instructions.$A$1" table:cell-range-address="$Stats.$F$7"/>
        <table:named-range table:name="class" table:base-cell-address="$Instructions.$A$1" table:cell-range-address="$Bio.$J$4"/>
        <table:named-range table:name="concentrateLevel" table:base-cell-address="$Instructions.$A$1" table:cell-range-address="$Skills.$C$4"/>
        <table:named-range table:name="detectTrapLevel" table:base-cell-address="$Instructions.$A$1" table:cell-range-address="$Skills.$C$5"/>
        <table:named-range table:name="dexterityBonus" table:base-cell-address="$Instructions.$A$1" table:cell-range-address="$Stats.$G$5"/>
        <table:named-range table:name="dexterityTotal" table:base-cell-address="$Instructions.$A$1" table:cell-range-address="$Stats.$F$5"/>
        <table:named-range table:name="disarmTrapLevel" table:base-cell-address="$Instructions.$A$1" table:cell-range-address="$Skills.$C$6"/>
        <table:named-range table:name="dodgeLevel" table:base-cell-address="$Instructions.$A$1" table:cell-range-address="$Skills.$C$7"/>
        <table:named-range table:name="dvTotal" table:base-cell-address="$Instructions.$A$1" table:cell-range-address="$Stats.$F$17"/>
        <table:named-range table:name="EncumbranceTotal" table:base-cell-address="$Instructions.$A$1" table:cell-range-address="$Stats.$F$25"/>
        <table:named-range table:name="Experience" table:base-cell-address="$Instructions.$A$1" table:cell-range-address="$Bio.$J$2"/>
        <table:named-range table:name="firstAidLevel" table:base-cell-address="$Instructions.$A$1" table:cell-range-address="$Skills.$C$8"/>
        <table:named-range table:name="gender" table:base-cell-address="$Instructions.$A$1" table:cell-range-address="$Bio.$D$4"/>
        <table:named-range table:name="healingLevel" table:base-cell-address="$Instructions.$A$1" table:cell-range-address="$Skills.$C$9"/>
        <table:named-range table:name="hpRecoveryRateTotal" table:base-cell-address="$Instructions.$A$1" table:cell-range-address="$Stats.$F$14"/>
        <table:named-range table:name="hpTotal" table:base-cell-address="$Instructions.$A$1" table:cell-range-address="$Stats.$F$13"/>
        <table:named-range table:name="learningBonus" table:base-cell-address="$Instructions.$A$1" table:cell-range-address="$Stats.$G$3"/>
        <table:named-range table:name="learningTotal" table:base-cell-address="$Instructions.$A$1" table:cell-range-address="$Stats.$F$3"/>
        <table:named-range table:name="level" table:base-cell-address="$Instructions.$A$1" table:cell-range-address="$Bio.$G$2"/>
        <table:named-range table:name="listenLevel" table:base-cell-address="$Instructions.$A$1" table:cell-range-address="$Skills.$C$10"/>
        <table:named-range table:name="manaBonus" table:base-cell-address="$Instructions.$A$1" table:cell-range-address="$Stats.$G$9"/>
        <table:named-range table:name="manaTotal" table:base-cell-address="$Instructions.$A$1" table:cell-range-address="$Stats.$F$9"/>
        <table:named-range table:name="maxEncumbranceTotal" table:base-cell-address="$Instructions.$A$1" table:cell-range-address="$Stats.$F$24"/>
        <table:named-range table:name="meleeAttackPowerTotal" table:base-cell-address="$Instructions.$A$1" table:cell-range-address="$Stats.$F$20"/>
        <table:named-range table:name="meleeDamageRatingTotal" table:base-cell-address="$Instructions.$A$1" table:cell-range-address="$Stats.$F$21"/>
        <table:named-range table:name="openLockLevel" table:base-cell-address="$Instructions.$A$1" table:cell-range-address="$Skills.$C$11"/>
        <table:named-range table:name="packagingLevel" table:base-cell-address="$Instructions.$A$1" table:cell-range-address="$Skills.$C$12"/>
        <table:named-range table:name="perceptionBonus" table:base-cell-address="$Instructions.$A$1" table:cell-range-address="$Stats.$G$10"/>
        <table:named-range table:name="perceptionTotal" table:base-cell-address="$Instructions.$A$1" table:cell-range-address="$Stats.$F$10"/>
        <table:named-range table:name="pickPocketLevel" table:base-cell-address="$Instructions.$A$1" table:cell-range-address="$Skills.$C$13"/>
        <table:named-range table:name="playerName" table:base-cell-address="$Instructions.$A$1" table:cell-range-address="$Bio.$D$2"/>
        <table:named-range table:name="ppRecoveryRateTotal" table:base-cell-address="$Instructions.$A$1" table:cell-range-address="$Stats.$F$16"/>
        <table:named-range table:name="ppTotal" table:base-cell-address="$Instructions.$A$1" table:cell-range-address="$Stats.$F$15"/>
        <table:named-range table:name="pvTotal" table:base-cell-address="$Instructions.$A$1" table:cell-range-address="$Stats.$F$18"/>
        <table:named-range table:name="race" table:base-cell-address="$Instructions.$A$1" table:cell-range-address="$Bio.$G$4"/>
        <table:named-range table:name="rangedAttackPowerTotal" table:base-cell-address="$Instructions.$A$1" table:cell-range-address="$Stats.$F$22"/>
        <table:named-range table:name="rangedDamageRatingTotal" table:base-cell-address="$Instructions.$A$1" table:cell-range-address="$Stats.$F$23"/>
        <table:named-range table:name="smithingLevel" table:base-cell-address="$Instructions.$A$1" table:cell-range-address="$Skills.$C$14"/>
        <table:named-range table:name="speedTotal" table:base-cell-address="$Instructions.$A$1" table:cell-range-address="$Stats.$F$19"/>
        <table:named-range table:name="starSign" table:base-cell-address="$Instructions.$A$1" table:cell-range-address="$Bio.$D$6"/>
        <table:named-range table:name="stealthLevel" table:base-cell-address="$Instructions.$A$1" table:cell-range-address="$Skills.$C$15"/>
        <table:named-range table:name="strengthBonus" table:base-cell-address="$Instructions.$A$1" table:cell-range-address="$Stats.$G$2"/>
        <table:named-range table:name="strengthTotal" table:base-cell-address="$Instructions.$A$1" table:cell-range-address="$Stats.$F$2"/>
        <table:named-range table:name="survivalLevel" table:base-cell-address="$Instructions.$A$1" table:cell-range-address="$Skills.$C$16"/>
        <table:named-range table:name="toughnessBonus" table:base-cell-address="$Instructions.$A$1" table:cell-range-address="$Stats.$G$6"/>
        <table:named-range table:name="toughnessTotal" table:base-cell-address="$Instructions.$A$1" table:cell-range-address="$Stats.$F$6"/>
        <table:named-range table:name="twoWeaponCombatLevel" table:base-cell-address="$Instructions.$A$1" table:cell-range-address="$Skills.$C$17"/>
        <table:named-range table:name="willpowerBonus" table:base-cell-address="$Instructions.$A$1" table:cell-range-address="$Stats.$G$4"/>
        <table:named-range table:name="willpowerTotal" table:base-cell-address="$Instructions.$A$1" table:cell-range-address="$Stats.$F$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Arial" svg:font-family="Arial" style:font-family-generic="swiss"/>
    <style:font-face style:name="Calibri" svg:font-family="Calibri" style:font-family-generic="swiss"/>
    <style:font-face style:name="Arial2"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family-generic="swiss" fo:font-size="11pt" style:font-name-asian="Microsoft YaHei" style:font-family-asian="'Microsoft YaHei'" style:font-family-generic-asian="system" style:font-pitch-asian="variable" style:font-size-asian="11pt" style:font-name-complex="Arial" style:font-family-complex="Arial"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_20_3" style:display-name="Heading 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family="Arial" style:font-family-generic="swiss" fo:font-size="16pt" fo:font-style="italic" fo:text-shadow="none" style:text-underline-style="none" fo:font-weight="bold" style:font-size-asian="16pt" style:font-style-asian="italic" style:font-weight-asian="bold" style:font-name-complex="Arial" style:font-family-complex="Arial" style:font-family-generic-complex="swiss" style:font-size-complex="16pt" style:font-style-complex="italic" style:font-weight-complex="bold"/>
    </style:style>
    <style:style style:name="Heading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family="Arial" style:font-family-generic="swiss" fo:font-size="16pt" fo:font-style="italic" fo:text-shadow="none" style:text-underline-style="none" fo:font-weight="bold" style:font-size-asian="16pt" style:font-style-asian="italic" style:font-weight-asian="bold" style:font-name-complex="Arial" style:font-family-complex="Arial" style:font-family-generic-complex="swiss" style:font-size-complex="16pt"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Resul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 style:font-family-complex="Arial" style:font-family-generic-complex="swiss" style:font-size-complex="11pt" style:font-style-complex="italic" style:font-weight-complex="bold"/>
    </style:style>
    <style:style style:name="Result2" style:family="table-cell" style:parent-style-name="Default" style:data-style-name="N10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 style:font-family-complex="Arial" style:font-family-generic-complex="swiss" style:font-size-complex="11pt" style:font-style-complex="italic"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0pt" fo:margin-bottom="0pt" fo:margin-left="0pt" fo:margin-right="0pt" style:print-page-order="ttb" style:first-page-number="continue" style:scale-to="100%" style:writing-mode="lr-tb" style:print="charts drawings objects zero-values"/>
      <style:header-style>
        <style:header-footer-properties fo:min-height="28.35pt" fo:margin-left="0pt" fo:margin-right="0pt" fo:margin-bottom="17.4pt"/>
      </style:header-style>
      <style:footer-style>
        <style:header-footer-properties fo:min-height="28.35pt" fo:margin-left="0pt" fo:margin-right="0pt" fo:margin-top="17.4pt"/>
      </style:footer-style>
    </style:page-layout>
    <style:page-layout style:name="Mpm4">
      <style:page-layout-properties fo:page-width="612pt" fo:page-height="792pt" style:num-format="1" style:print-orientation="portrait" fo:margin-top="0pt" fo:margin-bottom="0pt" fo:margin-left="0pt" fo:margin-right="0pt" style:print-page-order="ttb" style:first-page-number="continue" style:scale-to="100%" style:writing-mode="lr-tb" style:print="charts drawings objects zero-values"/>
      <style:header-style>
        <style:header-footer-properties fo:min-height="28.35pt" fo:margin-left="0pt" fo:margin-right="0pt" fo:margin-bottom="17.4pt"/>
      </style:header-style>
      <style:footer-style>
        <style:header-footer-properties fo:min-height="28.35pt" fo:margin-left="0pt" fo:margin-right="0pt" fo:margin-top="17.4pt"/>
      </style:footer-style>
    </style:page-layout>
    <style:page-layout style:name="Mpm5">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style:num-format="1" style:print-orientation="portrait" fo:margin-top="0pt" fo:margin-bottom="0pt" fo:margin-left="0pt" fo:margin-right="0pt" style:print-page-order="ttb" style:first-page-number="continue" style:scale-to="100%" style:writing-mode="lr-tb" style:print="charts drawings objects zero-values"/>
      <style:header-style>
        <style:header-footer-properties fo:min-height="28.35pt" fo:margin-left="0pt" fo:margin-right="0pt" fo:margin-bottom="17.4pt"/>
      </style:header-style>
      <style:footer-style>
        <style:header-footer-properties fo:min-height="28.35pt" fo:margin-left="0pt" fo:margin-right="0pt" fo:margin-top="17.4pt"/>
      </style:footer-style>
    </style:page-layout>
    <style:page-layout style:name="Mpm7">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8">00/00/0000</text:date>, <text:time style:data-style-name="N2" text:time-value="05:06:08.08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Bio" style:display-name="PageStyle_Bio"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tats" style:display-name="PageStyle_Sta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kills" style:display-name="PageStyle_Skill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Weapon_20_Skills" style:display-name="PageStyle_Weapon Skills" style:page-layout-name="Mpm5">
      <style:header style:display="false"/>
      <style:header-left style:display="false"/>
      <style:footer style:display="false"/>
      <style:footer-left style:display="false"/>
    </style:master-page>
    <style:master-page style:name="PageStyle_5f_Spells" style:display-name="PageStyle_Spells" style:page-layout-name="Mpm6">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quipment" style:display-name="PageStyle_Equipment" style:page-layout-name="Mpm5">
      <style:header style:display="false"/>
      <style:header-left style:display="false"/>
      <style:footer style:display="false"/>
      <style:footer-left style:display="false"/>
    </style:master-page>
    <style:master-page style:name="PageStyle_5f_Inventory" style:display-name="PageStyle_Inventory" style:page-layout-name="Mpm6">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easure" style:display-name="PageStyle_Treasure" style:page-layout-name="Mpm6">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lass_20_Effects" style:display-name="PageStyle_Class Effects" style:page-layout-name="Mpm5">
      <style:header style:display="false"/>
      <style:header-left style:display="false"/>
      <style:footer style:display="false"/>
      <style:footer-left style:display="false"/>
    </style:master-page>
    <style:master-page style:name="PageStyle_5f_Racial_20_Effects" style:display-name="PageStyle_Racial Effects" style:page-layout-name="Mpm6">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tar_20_Sign_20_Effects" style:display-name="PageStyle_Star Sign Effects" style:page-layout-name="Mpm6">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icense" style:display-name="PageStyle_License" style:page-layout-name="Mpm5">
      <style:header style:display="false"/>
      <style:header-left style:display="false"/>
      <style:footer style:display="false"/>
      <style:footer-left style:display="false"/>
    </style:master-page>
    <style:master-page style:name="PageStyle_5f_Drop_20_Down_20_Lists" style:display-name="PageStyle_Drop Down Lists" style:page-layout-name="Mpm5">
      <style:header style:display="false"/>
      <style:header-left style:display="false"/>
      <style:footer style:display="false"/>
      <style:footer-left style:display="false"/>
    </style:master-page>
    <style:master-page style:name="PageStyle_5f_Instructions" style:display-name="PageStyle_Instructions"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mvgaines</meta:initial-creator>
    <meta:editing-cycles>5</meta:editing-cycles>
    <meta:print-date>2017-05-19T04:44:13</meta:print-date>
    <meta:creation-date>2017-05-03T14:15:11</meta:creation-date>
    <dc:date>2020-01-18T05:02:31.251000000</dc:date>
    <meta:editing-duration>PT1H51S</meta:editing-duration>
    <meta:generator>LibreOffice/6.0.5.2$Windows_X86_64 LibreOffice_project/54c8cbb85f300ac59db32fe8a675ff7683cd5a16</meta:generator>
    <meta:document-statistic meta:table-count="14" meta:cell-count="470"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